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3000000030A75A6B3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NimbusRomNo9L-Medi" svg:font-family="NimbusRomNo9L-Medi"/>
    <style:font-face style:name="NimbusRomNo9L-Regu" svg:font-family="NimbusRomNo9L-Regu"/>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History" style:family="table">
      <style:table-properties style:width="13.974cm" fo:margin-left="2.54cm" fo:margin-right="1.946cm" table:align="margins" fo:keep-with-next="alway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B2" style:family="table-cell" style:data-style-name="N37">
      <style:table-cell-properties fo:padding="0.051cm" fo:border="none"/>
    </style:style>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5"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6"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7"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8"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2"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13" style:family="paragraph" style:parent-style-name="Table_20_Contents">
      <style:paragraph-properties fo:margin-left="0cm" fo:margin-right="0cm" fo:text-indent="0cm" style:auto-text-indent="false"/>
    </style:style>
    <style:style style:name="P14" style:family="paragraph" style:parent-style-name="Preformatted_20_Text">
      <style:text-properties fo:font-weight="bold" style:font-weight-asian="bold" style:font-weight-complex="bold"/>
    </style:style>
    <style:style style:name="P15" style:family="paragraph" style:parent-style-name="Preformatted_20_Text">
      <style:text-properties fo:font-weight="normal" style:font-weight-asian="normal" style:font-weight-complex="normal"/>
    </style:style>
    <style:style style:name="P16" style:family="paragraph" style:parent-style-name="Preformatted_20_Text">
      <style:text-properties fo:font-style="normal" style:font-style-asian="normal" style:font-style-complex="normal"/>
    </style:style>
    <style:style style:name="P17" style:family="paragraph" style:parent-style-name="Preformatted_20_Text">
      <style:text-properties fo:font-style="normal" fo:font-weight="bold" style:font-style-asian="normal" style:font-weight-asian="bold" style:font-style-complex="normal" style:font-weight-complex="bold"/>
    </style:style>
    <style:style style:name="P18" style:family="paragraph" style:parent-style-name="Preformatted_20_Text">
      <style:text-properties fo:font-style="normal" fo:font-weight="normal" style:font-style-asian="normal" style:font-weight-asian="normal" style:font-style-complex="normal" style:font-weight-complex="normal"/>
    </style:style>
    <style:style style:name="P19" style:family="paragraph" style:parent-style-name="Preformatted_20_Text">
      <style:text-properties fo:color="#000000" style:font-name="Courier New" fo:font-size="10pt" style:font-name-asian="Courier New" style:font-size-asian="10pt" style:font-name-complex="Courier New" style:font-size-complex="10pt"/>
    </style:style>
    <style:style style:name="P20"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21" style:family="paragraph" style:parent-style-name="Preformatted_20_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2"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3" style:family="paragraph" style:parent-style-name="Preformatted_20_Text">
      <style:text-properties style:text-underline-style="none"/>
    </style:style>
    <style:style style:name="P24"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25"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26"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27" style:family="paragraph" style:parent-style-name="Heading_20_3">
      <style:text-properties fo:font-style="normal" style:font-style-asian="normal" style:font-style-complex="normal"/>
    </style:style>
    <style:style style:name="P28" style:family="paragraph" style:parent-style-name="Heading_20_3">
      <style:paragraph-properties fo:break-before="page"/>
    </style:style>
    <style:style style:name="P29" style:family="paragraph" style:parent-style-name="Text_20_body">
      <style:text-properties style:text-underline-style="none"/>
    </style:style>
    <style:style style:name="P30" style:family="paragraph" style:parent-style-name="Heading_20_2">
      <style:text-properties fo:language="en" fo:country="US"/>
    </style:style>
    <style:style style:name="P31" style:family="paragraph" style:parent-style-name="Heading_20_2">
      <style:text-properties fo:font-style="normal" style:font-style-asian="normal" style:font-style-complex="normal"/>
    </style:style>
    <style:style style:name="P32" style:family="paragraph" style:parent-style-name="Heading_20_2" style:master-page-name="">
      <style:paragraph-properties style:page-number="auto" fo:break-before="page"/>
      <style:text-properties fo:font-style="normal" style:font-style-asian="normal" style:font-style-complex="normal"/>
    </style:style>
    <style:style style:name="P33" style:family="paragraph" style:parent-style-name="Preformatted_20_Text">
      <style:text-properties style:text-underline-style="none"/>
    </style:style>
    <style:style style:name="P34" style:family="paragraph" style:parent-style-name="Preformatted_20_Text">
      <style:text-properties fo:font-weight="bold" style:font-weight-asian="bold" style:font-weight-complex="bold"/>
    </style:style>
    <style:style style:name="P35" style:family="paragraph" style:parent-style-name="Preformatted_20_Text">
      <style:text-properties fo:font-weight="normal" style:font-weight-asian="normal" style:font-weight-complex="normal"/>
    </style:style>
    <style:style style:name="P36"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37" style:family="paragraph" style:parent-style-name="Heading_20_1">
      <style:paragraph-properties fo:break-before="page"/>
    </style:style>
    <style:style style:name="P38" style:family="paragraph" style:parent-style-name="List_20_1_20_Start">
      <style:paragraph-properties fo:margin-left="2.54cm" fo:margin-right="0cm" fo:text-indent="0cm" style:auto-text-indent="false"/>
      <style:text-properties fo:font-weight="bold" style:font-weight-asian="bold" style:font-weight-complex="bold"/>
    </style:style>
    <style:style style:name="P39" style:family="paragraph" style:parent-style-name="List_20_1_20_Cont.">
      <style:paragraph-properties fo:margin-left="2.54cm" fo:margin-right="0cm" fo:text-indent="0cm" style:auto-text-indent="false"/>
      <style:text-properties fo:font-weight="bold" style:font-weight-asian="bold" style:font-weight-complex="bold"/>
    </style:style>
    <style:style style:name="P40"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41"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42" style:family="paragraph" style:parent-style-name="Contents_20_1">
      <style:paragraph-properties>
        <style:tab-stops>
          <style:tab-stop style:position="15.919cm" style:type="right" style:leader-style="dotted" style:leader-text="."/>
        </style:tab-stops>
      </style:paragraph-properties>
    </style:style>
    <style:style style:name="P43" style:family="paragraph" style:parent-style-name="Contents_20_2">
      <style:paragraph-properties>
        <style:tab-stops>
          <style:tab-stop style:position="15.411cm" style:type="right" style:leader-style="dotted" style:leader-text="."/>
        </style:tab-stops>
      </style:paragraph-properties>
    </style:style>
    <style:style style:name="P44" style:family="paragraph" style:parent-style-name="Contents_20_3">
      <style:paragraph-properties>
        <style:tab-stops>
          <style:tab-stop style:position="14.903cm" style:type="right" style:leader-style="dotted" style:leader-text="."/>
        </style:tab-stops>
      </style:paragraph-properties>
    </style:style>
    <style:style style:name="P45" style:family="paragraph" style:parent-style-name="Reference">
      <style:text-properties fo:language="en" fo:country="U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color="#000000"/>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text-underline-style="none"/>
    </style:style>
    <style:style style:name="T9" style:family="text">
      <style:text-properties fo:font-weight="bold" style:font-weight-asian="bold" style:font-weight-complex="bold"/>
    </style:style>
    <style:style style:name="T10" style:family="text">
      <style:text-properties style:font-name="Courier New" fo:font-size="10pt" style:font-name-asian="Courier New" style:font-size-asian="10pt" style:font-name-complex="Courier New" style:font-size-complex="10pt"/>
    </style:style>
    <style:style style:name="T11" style:family="text">
      <style:text-properties style:font-name="Courier New" fo:font-style="normal" fo:font-weight="normal" style:font-style-asian="normal" style:font-weight-asian="normal" style:font-style-complex="normal" style:font-weight-complex="normal"/>
    </style:style>
    <style:style style:name="T12" style:family="text">
      <style:text-properties style:font-name="Courier New" fo:font-style="normal" style:font-style-asian="normal" style:font-style-complex="normal"/>
    </style:style>
    <style:style style:name="T13" style:family="text">
      <style:text-properties style:use-window-font-color="true" style:font-name="Courier New" fo:font-size="10pt" style:font-name-asian="Courier New" style:font-size-asian="10pt" style:font-name-complex="Courier New" style:font-size-complex="10pt"/>
    </style:style>
    <style:style style:name="T14" style:family="text">
      <style:text-properties fo:color="#141312"/>
    </style:style>
    <style:style style:name="T15" style:family="text">
      <style:text-properties fo:language="en" fo:country="US"/>
    </style:style>
    <style:style style:name="T16" style:family="text">
      <style:text-properties fo:language="en" fo:country="US" fo:font-style="italic" style:font-style-asian="italic" style:font-style-complex="italic"/>
    </style:style>
    <style:style style:name="T17" style:family="text">
      <style:text-properties style:font-name="CMR10" fo:font-size="10pt" style:font-name-asian="CMR10" style:font-size-asian="10pt" style:font-name-complex="CMR10" style:font-size-complex="10pt"/>
    </style:style>
    <style:style style:name="T18" style:family="text">
      <style:text-properties style:font-name="CMR10" fo:font-size="10pt" fo:language="en" fo:country="US" style:font-name-asian="CMR10" style:font-size-asian="10pt" style:font-name-complex="CMR10" style:font-size-complex="10pt"/>
    </style:style>
    <style:style style:name="T19" style:family="text">
      <style:text-properties style:font-name="CMR10" fo:font-size="10pt" fo:language="en" fo:country="US" fo:font-style="italic" style:font-name-asian="CMR10" style:font-size-asian="10pt" style:font-style-asian="italic" style:font-name-complex="CMR10" style:font-size-complex="10pt" style:font-style-complex="italic"/>
    </style:style>
    <style:style style:name="T20" style:family="text">
      <style:text-properties style:text-underline-style="solid" style:text-underline-width="auto" style:text-underline-color="font-color"/>
    </style:style>
    <style:style style:name="T21" style:family="text">
      <style:text-properties style:font-name="Arial1" fo:font-style="normal" fo:font-weight="normal" style:font-style-asian="normal" style:font-weight-asian="normal" style:font-style-complex="normal" style:font-weight-complex="normal"/>
    </style:style>
    <style:style style:name="T22" style:family="text">
      <style:text-properties style:font-name="Arial1" fo:font-style="normal" style:font-style-asian="normal" style:font-style-complex="normal"/>
    </style:style>
    <style:style style:name="T23" style:family="text">
      <style:text-properties style:font-name="Arial1" fo:font-style="italic" fo:font-weight="normal" style:font-style-asian="italic" style:font-weight-asian="normal" style:font-style-complex="italic" style:font-weight-complex="normal"/>
    </style:style>
    <style:style style:name="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number:date-style style:name="N37" number:automatic-order="true">
      <number:day number:style="long"/>
      <number:text>/</number:text>
      <number:month number:style="long"/>
      <number:text>/</number:text>
      <number:year/>
    </number:date-style>
    <number:date-style style:name="N106">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text:p text:style-name="P26"/>
      <text:p text:style-name="P7"/>
      <text:p text:style-name="P7"/>
      <text:p text:style-name="P7"/>
      <text:p text:style-name="P7">Overture Technical Report Series</text:p>
      <text:p text:style-name="P8">No. TR-007</text:p>
      <text:p text:style-name="P25"><text:modification-date style:data-style-name="N106">April 2011</text:modification-date></text:p>
      <text:p text:style-name="P7"/>
      <text:p text:style-name="P7"/>
      <text:p text:style-name="P7"/>
      <text:p text:style-name="P7"/>
      <text:p text:style-name="P7"/>
      <text:p text:style-name="P5">VDMJ Tool Support: User Guide</text:p>
      <text:p text:style-name="P6">by</text:p>
      <text:p text:style-name="P6">Nick Battle</text:p>
      <text:p text:style-name="P6">Fujitsu Services</text:p>
      <text:p text:style-name="P6">Lovelace Road, Bracknell,</text:p>
      <text:p text:style-name="P6">Berkshire. RG12 8SN, UK</text:p>
      <text:list xml:id="list1588518357" text:style-name="Outline">
        <text:list-item>
          <text:h text:style-name="P37"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2"><text:s/>0. <text:s/>Document Control<text:tab/>2</text:p>
          <text:p text:style-name="P43"><text:s/>0.1. <text:s/>Table of Contents<text:tab/>2</text:p>
          <text:p text:style-name="P43"><text:s/>0.2. <text:s/>References<text:tab/>2</text:p>
          <text:p text:style-name="P43"><text:s/>0.3. <text:s/>Document History<text:tab/>3</text:p>
          <text:p text:style-name="P43"><text:s/>0.4. <text:s/>Copyright<text:tab/>3</text:p>
          <text:p text:style-name="P42"><text:s/>1. <text:s/>Introduction<text:tab/>4</text:p>
          <text:p text:style-name="P43"><text:s/>1.1. <text:s/>VDM<text:tab/>4</text:p>
          <text:p text:style-name="P42"><text:s/>2. <text:s/>Using VDMJ<text:tab/>5</text:p>
          <text:p text:style-name="P43"><text:s/>2.1. <text:s/>Starting VDMJ<text:tab/>5</text:p>
          <text:p text:style-name="P43"><text:s/>2.2. <text:s/>Source File Formats<text:tab/>7</text:p>
          <text:p text:style-name="P43"><text:s/>2.3. <text:s/>Parsing, Type Checking, and Proof Obligations<text:tab/>9</text:p>
          <text:p text:style-name="P43"><text:s/>2.4. <text:s/>The Interpreter<text:tab/>9</text:p>
          <text:p text:style-name="P44"><text:s/>2.4.1. <text:s/>Suppressing Runtime Checks<text:tab/>17</text:p>
          <text:p text:style-name="P43"><text:s/>2.5. <text:s/>Debugging<text:tab/>18</text:p>
          <text:p text:style-name="P44"><text:s/>2.5.1. <text:s/>Single-threaded Debugging<text:tab/>18</text:p>
          <text:p text:style-name="P44"><text:s/>2.5.2. <text:s/>VDM++ Multi-threaded Debugging<text:tab/>21</text:p>
          <text:p text:style-name="P44"><text:s/>2.5.3. <text:s/>VDM-RT Debugging and the VDMJC Client<text:tab/>23</text:p>
          <text:p text:style-name="P43"><text:s/>2.6. <text:s/>Sessions<text:tab/>27</text:p>
          <text:p text:style-name="P43"><text:s/>2.7. <text:s/>Standard Libraries<text:tab/>29</text:p>
          <text:p text:style-name="P42"><text:s/>3. <text:s/>Combinatorial Testing<text:tab/>30</text:p>
          <text:p text:style-name="P43"><text:s/>3.1. <text:s/>Debugging Tests<text:tab/>33</text:p>
          <text:p text:style-name="P43"><text:s/>3.2. <text:s/>Filtering Tests<text:tab/>35</text:p>
          <text:p text:style-name="P42"><text:s/>4. <text:s/>Internationalization (I18N)<text:tab/>37</text:p>
          <text:p text:style-name="P42"><text:s/>5. <text:s/>The vdmj.properties File<text:tab/>38</text:p>
          <text:p text:style-name="P42"><text:s/>6. <text:s/>Appendix A: The shmem Example<text:tab/>40</text:p>
          <text:p text:style-name="P42"><text:s/>7. <text:s/>Appendix B: Supported Character Sets<text:tab/>45</text:p>
        </text:index-body>
      </text:table-of-content>
      <text:list xml:id="list1965531481" text:continue-numbering="true" text:style-name="Outline">
        <text:list-item>
          <text:list>
            <text:list-item>
              <text:h text:style-name="P30" text:outline-level="2">References</text:h>
            </text:list-item>
          </text:list>
        </text:list-item>
      </text:list>
      <text:list xml:id="list481745293"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45">The VDMTools VDM++ Language Manual, http://www.vdmtools.jp/uploads/manuals/langmanpp_a4E.pdf</text:p>
        </text:list-item>
        <text:list-item>
          <text:p text:style-name="P45">Validated Designs for Object-oriented Systems, by John Fitzgerald et. al., <text:a xlink:type="simple" xlink:href="http://www.vdmbook.com/">http://www.vdmbook.com/</text:a></text:p>
        </text:list-item>
        <text:list-item>
          <text:p text:style-name="P45"><text:soft-page-break/>User Manual for the Overture Combinatorial Testing Plug-in, by Peter Gorm Larsen and Kenneth Lausdahl.</text:p>
        </text:list-item>
        <text:list-item>
          <text:p text:style-name="P45">Overture, Open-source Tools for Formal Modelling, <text:a xlink:type="simple" xlink:href="http://www.overturetool.org/">http://www.overturetool.org/</text:a></text:p>
        </text:list-item>
        <text:list-item>
          <text:p text:style-name="P45">VDMJ Project, <text:span text:style-name="T1">SourceForge</text:span>, <text:a xlink:type="simple" xlink:href="https://sourceforge.net/projects/vdmj/">https://sourceforge.net/projects/vdmj/</text:a></text:p>
        </text:list-item>
        <text:list-item>
          <text:p text:style-name="Reference"><text:span text:style-name="T16">VDMJ Design Specification</text:span><text:span text:style-name="T15">, Nick Battle.</text:span></text:p>
        </text:list-item>
        <text:list-item>
          <text:p text:style-name="Reference"><text:span text:style-name="T19">Combinatorial Testing for VDM++</text:span><text:span text:style-name="T18">. Peter Gorm Larsen, Kenneth Lausdahl, and Nick </text:span><text:span text:style-name="T17">Battle, SEFM-2010. </text:span></text:p>
        </text:list-item>
      </text:list>
      <text:list xml:id="list2032994171" text:continue-list="list1965531481" text:style-name="Outline">
        <text:list-item>
          <text:list>
            <text:list-item>
              <text:h text:style-name="Heading_20_2" text:outline-level="2">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13">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09/12/09</text:p>
          </table:table-cell>
          <table:table-cell table:style-name="History.A1" office:value-type="string">
            <text:p text:style-name="Table_20_Contents">Added GPL copyright section.</text:p>
          </table:table-cell>
        </table:table-row>
        <table:table-row>
          <table:table-cell table:style-name="History.A1" office:value-type="string">
            <text:p text:style-name="Table_20_Contents">Issue 1.0</text:p>
          </table:table-cell>
          <table:table-cell table:style-name="History.A1" office:value-type="string">
            <text:p text:style-name="Table_20_Contents"><text:modification-date style:data-style-name="N37">17/04/11</text:modification-date></text:p>
          </table:table-cell>
          <table:table-cell table:style-name="History.A1" office:value-type="string">
            <text:p text:style-name="Table_20_Contents">Update for Overture 1.0.0 release and misc corrections</text:p>
          </table:table-cell>
        </table:table-row>
      </table:table>
      <text:p text:style-name="Table"><text:span text:style-name="Caption_20_characters"/></text:p>
      <text:list xml:id="list562004508"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1,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879543178" text:continue-numbering="true" text:style-name="Outline">
        <text:list-item>
          <text:h text:style-name="Heading_20_1" text:outline-level="1">Introduction</text:h>
        </text:list-item>
      </text:list>
      <text:p text:style-name="Text_20_body">VDMJ [9] provides computer based tool support for the VDM-SL, VDM++ and VDM-RT specification languages, written in Java. The tool includes a parser, a type checker, an interpreter, a debugger and a proof obligation generator. It is a command line tool only, though it is integrated with the Overture Eclipse GUI [8].</text:p>
      <text:list xml:id="list2086543866"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1865992472"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4">$ java -jar vdmj-2.0.1.jar</text:p>
      <text:p text:style-name="P15">VDMJ: You must specify either -vdmsl, -vdmpp or -vdmrt</text:p>
      <text:p text:style-name="P15"/>
      <text:p text:style-name="P15">Usage: VDMJ &lt;-vdmsl | -vdmpp | -vdmrt&gt; [&lt;options&gt;] [&lt;files or dirs&gt;]</text:p>
      <text:p text:style-name="P15">-vdmsl: parse files as VDM-SL</text:p>
      <text:p text:style-name="P15">-vdmpp: parse files as VDM++</text:p>
      <text:p text:style-name="P15">-vdmrt: parse files as VDM-RT</text:p>
      <text:p text:style-name="P15">-r &lt;release&gt;: VDM language release</text:p>
      <text:p text:style-name="P15">-w: suppress warning messages</text:p>
      <text:p text:style-name="P15">-q: suppress information messages</text:p>
      <text:p text:style-name="P15">-i: run the interpreter if successfully type checked</text:p>
      <text:p text:style-name="P15">-p: generate proof obligations and stop</text:p>
      <text:p text:style-name="P15">-e &lt;exp&gt;: evaluate &lt;exp&gt; and stop</text:p>
      <text:p text:style-name="P15">-c &lt;charset&gt;: select a file charset</text:p>
      <text:p text:style-name="P15">-t &lt;charset&gt;: select a console charset</text:p>
      <text:p text:style-name="P15">-o &lt;filename&gt;: save the type checked specification</text:p>
      <text:p text:style-name="P15">-default &lt;name&gt;: set the default module/class</text:p>
      <text:p text:style-name="P15">-pre: disable precondition checks</text:p>
      <text:p text:style-name="P15">-post: disable postcondition checks</text:p>
      <text:p text:style-name="P15">-inv: disable type/state invariant checks</text:p>
      <text:p text:style-name="P15">-dtc: disable all dynamic type checking</text:p>
      <text:p text:style-name="P15">-measures: disable recursive measure checking</text:p>
      <text:p text:style-name="P15">-log &lt;filename&gt;: enable real-time event logging</text:p>
      <text:p text:style-name="P15">-remote &lt;class&gt;: enable remote control</text:p>
      <text:p text:style-name="P15"/>
      <text:p text:style-name="P15"/>
      <text:p text:style-name="Text_20_body">Notice that the error indicates that the tool must be invoked with either the <text:span text:style-name="T1">-vdmsl, -vdmpp </text:span><text:span text:style-name="T3">or</text:span><text:span text:style-name="T1"> -vdmrt</text:span><text:span text:style-name="T3"> </text:span><text:span text:style-name="T1"><text:s/></text:span><text:span text:style-name="T3">option to indicate the VDM dialect and parser required. The </text:span><text:span text:style-name="T1">-r </text:span><text:span text:style-name="T3">option can be used to indicate the language release, currently </text:span><text:span text:style-name="T1">classic </text:span><text:span text:style-name="T3">or </text:span><text:span text:style-name="T1">vdm10</text:span><text:span text:style-name="T3">. The default is </text:span><text:span text:style-name="T1">classic</text:span><text:span text:style-name="T3">.</text:span></text:p>
      <text:p text:style-name="Text_20_body"><text:span text:style-name="T3">Normally, a specification will be loaded by identifying all of the VDM source files to include. If a directory is given, all the relevant source files within that directory will be loaded. At least one source file must be specified unless the </text:span><text:span text:style-name="T1">-i </text:span><text:span text:style-name="T3">option is used, in which case the interpreter can be started with no specification. Source files can be in a variety of document formats, as well as plain text (see section 2.2).</text:span></text:p>
      <text:p text:style-name="Text_20_body"><text:span text:style-name="T3">If no </text:span><text:span text:style-name="T1">-i </text:span><text:span text:style-name="T3">option is given, the tool will parse and type check the specification files only, giving any errors and warnings on standard output, then stop. <text:s/>Warnings can be suppressed with the </text:span><text:span text:style-name="T1">-w </text:span><text:span text:style-name="T3">option. The </text:span><text:span text:style-name="T1">-q </text:span><text:span text:style-name="T3">option can be used to suppress the various information messages printed (this doesn’t include errors and warnings).</text:span></text:p>
      <text:p text:style-name="Text_20_body"><text:span text:style-name="T3">The </text:span><text:span text:style-name="T1">-p </text:span><text:span text:style-name="T3">option will run the proof obligation generator and then stop, assuming the specification has no type checking errors.</text:span></text:p>
      <text:p text:style-name="Text_20_body"><text:span text:style-name="T3">For batch execution, the </text:span><text:span text:style-name="T1">-e </text:span><text:span text:style-name="T3">option can be used to identify a single expression to evaluate in the context of the loaded specification, assuming the specification has no type checking errors.</text:span></text:p>
      <text:p text:style-name="Text_20_body"><text:span text:style-name="T3">The </text:span><text:span text:style-name="T1">-c</text:span><text:span text:style-name="T3"> and </text:span><text:span text:style-name="T1">-t</text:span><text:span text:style-name="T3"> options allow the file and console character sets to be defined, respectively. This is to allow specifications written in languages other than the default for your system to be used (see section 4).</text:span></text:p>
      <text:p text:style-name="Text_20_body"><text:span text:style-name="T3">The </text:span><text:span text:style-name="T1">-o </text:span><text:span text:style-name="T3">option allows a parsed and type checked specification to be saved to a file. Such files are effectively libraries, and can be can be re-loaded without the parsing/checking overhead.</text:span></text:p>
      <text:p text:style-name="Text_20_body"><text:span text:style-name="T3">The </text:span><text:span text:style-name="T1">-default </text:span><text:span text:style-name="T3">option sets the default class or module name, otherwise the default is simply the first </text:span><text:span text:style-name="T3">class or module encountered by the parser in the file list.</text:span></text:p>
      <text:p text:style-name="Text_20_body"><text:soft-page-break/><text:span text:style-name="T3">The </text:span><text:span text:style-name="T1">-pre, -post, -inv,</text:span><text:span text:style-name="T3"> </text:span><text:span text:style-name="T1">-dtc </text:span><text:span text:style-name="T3">and </text:span><text:span text:style-name="T1">-measures </text:span><text:span text:style-name="T3">options can be used to disable precondition, postcondition, invariant, dynamic type checking and recursive measure checking, respectively. By default, all these checks are performed.</text:span></text:p>
      <text:p text:style-name="Text_20_body"><text:span text:style-name="T3">The </text:span><text:span text:style-name="T1">-log </text:span><text:span text:style-name="T3">option is for use with </text:span><text:span text:style-name="T1">-vdmrt</text:span><text:span text:style-name="T3">, and causes real-time events from the model to be written to the file name given. <text:s/>These are useful with the Overture Eclipse GUI, which has a plugin to display timing diagrams [8].</text:span></text:p>
      <text:p text:style-name="Text_20_body"><text:span text:style-name="T3">The </text:span><text:span text:style-name="T1">-remote </text:span><text:span text:style-name="T3">option is for enabling the remote control of a VDMJ process by another system, typically a test generator or a user interface. See section 3.2 of the VDMJ Design Specification [10] for details.</text:span></text:p>
      <text:p text:style-name="P9">In addition to these command line options, various settings can be added to a vdmj.properties file (see section 5).</text:p>
      <text:p text:style-name="P9"/>
      <text:p text:style-name="Text_20_body"><text:span text:style-name="T3">If </text:span><text:span text:style-name="T1">flat.def </text:span><text:span text:style-name="T3">contains a simple VDM-SL specification of the factorial function, called “f”, the following </text:span><text:span text:style-name="T3">illustrate ways to test the specification, with user input shown in </text:span><text:span text:style-name="T4">bold</text:span><text:span text:style-name="T3">:</text:span></text:p>
      <text:p text:style-name="P16"/>
      <text:p text:style-name="P17">$ cat flat.def</text:p>
      <text:p text:style-name="P16"/>
      <text:p text:style-name="P16">functions</text:p>
      <text:p text:style-name="P16"/>
      <text:p text:style-name="P16">f: int -&gt; int</text:p>
      <text:p text:style-name="P16"><text:s text:c="4"/>f(a) == if a &lt; 2 then 1 else a * f(a-1)</text:p>
      <text:p text:style-name="P16"><text:s text:c="4"/>pre a &gt; 0</text:p>
      <text:p text:style-name="P16"/>
      <text:p text:style-name="P16"/>
      <text:p text:style-name="P17">$ <text:s/>java -jar vdmj-2.0.1.jar -vdmsl flat.def</text:p>
      <text:p text:style-name="P18">Parsed 1 module in 0.189 secs. No syntax errors</text:p>
      <text:p text:style-name="P18">Warning 5012: Recursive function has no measure in 'DEFAULT' (flat.def) at line 3:1</text:p>
      <text:p text:style-name="P18">Type checked 1 module in 0.058 secs. No type errors and 1 warning</text:p>
      <text:p text:style-name="P16"/>
      <text:p text:style-name="P16"/>
      <text:p text:style-name="P17">$ java -jar vdmj-2.0.1.jar -vdmsl -q -w flat.def</text:p>
      <text:p text:style-name="P16">&lt;quiet!&gt;</text:p>
      <text:p text:style-name="P16"/>
      <text:p text:style-name="P16"/>
      <text:p text:style-name="P17">$ java -jar vdmj-2.0.1.jar -vdmsl -w -e "f(10)" flat.def</text:p>
      <text:p text:style-name="P18">Parsed 1 module in 0.189 secs. No syntax errors</text:p>
      <text:p text:style-name="P18">Type checked 1 module in 0.018 secs. No type errors and suppressed 1 warning</text:p>
      <text:p text:style-name="P18">Initialized 1 module in 0.095 secs.</text:p>
      <text:p text:style-name="P18">3628800</text:p>
      <text:p text:style-name="P18">Bye</text:p>
      <text:p text:style-name="P16"/>
      <text:p text:style-name="P16"/>
      <text:p text:style-name="P17">$ java -jar vdmj-2.0.1.jar -vdmsl -e "f(10)" -q -w flat.def</text:p>
      <text:p text:style-name="P16">3628800</text:p>
      <text:p text:style-name="P16"/>
      <text:p text:style-name="P16"/>
      <text:p text:style-name="P17">$ java -jar vdmj-2.0.1.jar -vdmsl -i -w flat.def</text:p>
      <text:p text:style-name="P18">Parsed 1 module in 0.198 secs. No syntax errors</text:p>
      <text:p text:style-name="P18">Type checked 1 module in 0.018 secs. No type errors and suppressed 1 warning</text:p>
      <text:p text:style-name="P18">Initialized 1 module in 0.125 secs.</text:p>
      <text:p text:style-name="P18">Interpreter started</text:p>
      <text:p text:style-name="P17">&gt; print f(10)</text:p>
      <text:p text:style-name="P18">= 3628800</text:p>
      <text:p text:style-name="P18">Executed in 0.023 secs.</text:p>
      <text:p text:style-name="P17">&gt; quit</text:p>
      <text:p text:style-name="P18">Bye</text:p>
      <text:p text:style-name="P16"/>
      <text:p text:style-name="P17">$ java -jar vdmj-2.0.1.jar -vdmsl -p -w flat.def</text:p>
      <text:p text:style-name="P18">Parsed 1 module in 0.182 secs. No syntax errors</text:p>
      <text:p text:style-name="P18"><text:soft-page-break/>Type checked 1 module in 0.023 secs. No type errors and suppressed 1 warning</text:p>
      <text:p text:style-name="P18">Generated 1 proof obligation:</text:p>
      <text:p text:style-name="P18"/>
      <text:p text:style-name="P18">Proof Obligation 1: (Unproved)</text:p>
      <text:p text:style-name="P18">f: function apply obligation in 'DEFAULT' (flat.def) at line 4:38</text:p>
      <text:p text:style-name="P18">(forall a:int &amp; (a &gt; 0) =&gt;</text:p>
      <text:p text:style-name="P18"><text:s text:c="2"/>(not (a &lt; 2) =&gt;</text:p>
      <text:p text:style-name="P18"><text:s text:c="4"/>pre_f((a - 1))))</text:p>
      <text:p text:style-name="P16"/>
      <text:p text:style-name="P16"/>
      <text:p text:style-name="P17">$ java -jar vdmj-2.0.1.jar -vdmsl -e "f(0)" -w flat.def</text:p>
      <text:p text:style-name="P18">Parsed 1 module in 0.181 secs. No syntax errors</text:p>
      <text:p text:style-name="P18">Type checked 1 module in 0.027 secs. No type errors and suppressed 1 warning</text:p>
      <text:p text:style-name="P18">Initialized 1 module in 0.086 secs.</text:p>
      <text:p text:style-name="P18">Error 4055: Precondition failure: pre_f in 'DEFAULT' (console) at line 1:1</text:p>
      <text:p text:style-name="P18">Execution: Error 4055: Precondition failure: pre_f in 'DEFAULT' (console) at line 1:1</text:p>
      <text:p text:style-name="P18"><text:s text:c="8"/>a = 0</text:p>
      <text:p text:style-name="P18">In root context of f(a) in 'DEFAULT' (console) at line 1:1</text:p>
      <text:p text:style-name="P18">In root context of module scope</text:p>
      <text:p text:style-name="P18">Bye</text:p>
      <text:p text:style-name="P16"/>
      <text:p text:style-name="P16"/>
      <text:p text:style-name="P17">$ java -jar vdmj-2.0.1.jar -vdmsl -pre -e "f(0)" -w flat.def</text:p>
      <text:p text:style-name="P18">Parsed 1 module in 0.22 secs. No syntax errors</text:p>
      <text:p text:style-name="P18">Type checked 1 module in 0.024 secs. No type errors and suppressed 1 warning</text:p>
      <text:p text:style-name="P18">Initialized 1 module in 0.097 secs.</text:p>
      <text:p text:style-name="P18">1</text:p>
      <text:p text:style-name="P18">Bye</text:p>
      <text:p text:style-name="P16"/>
      <text:p text:style-name="P17">$ java -jar vdmj-2.0.1.jar -vdmsl -w -o flat.lib flat.def</text:p>
      <text:p text:style-name="P18">Parsed 1 module in 0.192 secs. No syntax errors</text:p>
      <text:p text:style-name="P18">Type checked 1 module in 0.02 secs. No type errors and suppressed 1 warning</text:p>
      <text:p text:style-name="P18">Saved 1 module to flat.lib in 0.108 secs.</text:p>
      <text:p text:style-name="P17">$ java -jar vdmj-2.0.1.jar -vdmsl flat.lib -e "f(10)"</text:p>
      <text:p text:style-name="P18">Loaded 1 module from flat.lib in 0.192 secs</text:p>
      <text:p text:style-name="P18">Initialized 1 module in 0.129 secs.</text:p>
      <text:p text:style-name="P18">3628800</text:p>
      <text:p text:style-name="P16">Bye</text:p>
      <text:list xml:id="list1660774853" text:continue-numbering="true" text:style-name="Outline">
        <text:list-item>
          <text:list>
            <text:list-item>
              <text:h text:style-name="P31" text:outline-level="2">Source File Formats</text:h>
            </text:list-item>
          </text:list>
        </text:list-item>
      </text:list>
      <text:p text:style-name="Text_20_body"><text:span text:style-name="T3">VDM source files can be presented to VDMJ in a variety of formats and encodings. The embedding of a specification in another document (typically a design or requirement document) is useful as it allows a single controlled source to be maintained</text:span><text:span text:style-name="T3"><text:note text:id="ftn1" text:note-class="footnote"><text:note-citation>1</text:note-citation><text:note-body><text:p text:style-name="Footnote"><text:s/>This also supports <text:span text:style-name="T1">Literate Programming</text:span><text:span text:style-name="T3"> – see http://en.wikipedia.org/wiki/Literate_programming</text:span></text:p></text:note-body></text:note></text:span><text:span text:style-name="T3">. The following formats are supported:</text:span></text:p>
      <text:list xml:id="list483512818" text:style-name="List_20_1">
        <text:list-item>
          <text:p text:style-name="P38"><text:span text:style-name="T3">Plain text</text:span><text:span text:style-name="T5">. <text:s/>This is default format. Source files can be read using a variety of character encodings, as indicated by the </text:span><text:span text:style-name="T2">-c </text:span><text:span text:style-name="T5">command line option.</text:span></text:p>
        </text:list-item>
        <text:list-item>
          <text:p text:style-name="P38"><text:span text:style-name="T3">LaTeX</text:span><text:span text:style-name="T5">. <text:s/>Source files may be written in LaTeX so that they can subsequently be typeset to produce high quality printed documentation or PDF files. VDMJ will ignore any LaTeX markup, parsing only the text between markers </text:span><text:span text:style-name="T12">\begin{vdm_al}</text:span><text:span text:style-name="T5"> and </text:span><text:span text:style-name="T12">\end{vdm_al}</text:span><text:span text:style-name="T5">. There can be several such marked sections in one document.<text:line-break/></text:span><text:span text:style-name="T5"><text:line-break/></text:span><text:span text:style-name="T5">To preserve line number information, the lines outside of the VDM blocks are considered as </text:span><text:span text:style-name="T5">blank lines in the specification. This means that errors reported on a given line will accurately reflect the line number in the LaTeX source document, but certain commands in VDMJ (like </text:span><text:soft-page-break/><text:span text:style-name="T2">coverage</text:span><text:span text:style-name="T5">)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11">\document,</text:span><text:span text:style-name="T21"> </text:span><text:span text:style-name="T11">\section,</text:span><text:span text:style-name="T21"> </text:span><text:span text:style-name="T11">\subsection</text:span><text:span text:style-name="T5"> or a %comment. It is possible to parse LaTeX files containing different character encodings by using the </text:span><text:span text:style-name="T2">-c </text:span><text:span text:style-name="T5">command line option.</text:span></text:p>
        </text:list-item>
        <text:list-item>
          <text:p text:style-name="P39"><text:span text:style-name="T3">Word .doc</text:span><text:span text:style-name="T5">. <text:s/>Source files may be written in MS Word. The actual VDM source must be marked with </text:span><text:span text:style-name="T12">%%VDM%%</text:span><text:span text:style-name="T21">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23">save </text:span><text:span text:style-name="T21">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40"><text:span text:style-name="T22">Word .docx</text:span><text:span text:style-name="T21">.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23">-c </text:span><text:span text:style-name="T21">option. The </text:span><text:span text:style-name="T23">save </text:span><text:span text:style-name="T21">command will write out the plain extracted source.</text:span></text:p>
        </text:list-item>
        <text:list-item>
          <text:p text:style-name="P39"><text:span text:style-name="T22">Open Document Format</text:span><text:span text:style-name="T21">. <text:s/>Various modern word processors can write files in ODF format (for example, </text:span><text:span text:style-name="T23">OpenOffice </text:span><text:span text:style-name="T21">and </text:span><text:span text:style-name="T23">Koffice</text:span><text:span text:style-name="T21">). These files have the extension .odt, and they are accepted by the VDMJ parser. The same marker techniques apply as for .docx files. The </text:span><text:span text:style-name="T23">save </text:span><text:span text:style-name="T21">command will write out the plain extracted source. Support for international character sets is provided, again without the need for the </text:span><text:span text:style-name="T23">-c </text:span><text:span text:style-name="T21">option.</text:span></text:p>
        </text:list-item>
      </text:list>
      <text:p text:style-name="P41"/>
      <text:p text:style-name="P10">Apart from plain text and LaTeX files (which are the default), VDMJ will recognise the various supported file formats above from the source file name extension: .doc, .docx or .odt.</text:p>
      <text:p text:style-name="Text_20_body"><text:span text:style-name="T5">It is occasionally useful to conditionally include source, depending on the dialect of VDM that is being parsed. To enable this, the VDMJ parser includes an </text:span><text:span text:style-name="T3">#ifdef </text:span><text:span text:style-name="T5">convention, and will conditionally include or exclude lines when parsing plain text or LaTeX files. The symbols defined are </text:span><text:span text:style-name="T3">VDM_SL, VDM_PP </text:span><text:span text:style-name="T5">or </text:span><text:span text:style-name="T3">VDM_RT</text:span><text:span text:style-name="T5">, depending on the dialect of the parser. For example:</text:span></text:p>
      <text:p text:style-name="P18"/>
      <text:p text:style-name="P18">#ifdef VDM_SL</text:p>
      <text:p text:style-name="P18">values</text:p>
      <text:p text:style-name="P18"><text:tab/>val = 123;</text:p>
      <text:p text:style-name="P18">#ifdef VDM_PP</text:p>
      <text:p text:style-name="P18"><text:tab/>pp = 123;</text:p>
      <text:p text:style-name="P18">#else</text:p>
      <text:p text:style-name="P18"><text:tab/>notpp = 321;</text:p>
      <text:p text:style-name="P18">#endif</text:p>
      <text:p text:style-name="P18">#else</text:p>
      <text:p text:style-name="P18">instance variables</text:p>
      <text:p text:style-name="P18">#ifdef VDM_PP</text:p>
      <text:p text:style-name="P18"><text:tab/>pp:int := 123;</text:p>
      <text:p text:style-name="P18">#else</text:p>
      <text:p text:style-name="P18"><text:tab/>notpp:int := 321;</text:p>
      <text:p text:style-name="P18">#endif</text:p>
      <text:p text:style-name="P18">#endif</text:p>
      <text:p text:style-name="P18"/>
      <text:p text:style-name="P18"/>
      <text:p text:style-name="Text_20_body"><text:span text:style-name="T5">As with LaTeX files, lines that are excluded with #ifdefs are present as blank lines in the parsed specification, which enables line numbering to be accurate. It is </text:span><text:span text:style-name="T4">not </text:span><text:span text:style-name="T5">possible to use #ifdefs with </text:span><text:span text:style-name="T5">specifications that are embedded in other file formats.</text:span></text:p>
      <text:list xml:id="list303650177" text:continue-list="list1660774853" text:style-name="Outline">
        <text:list-item>
          <text:list>
            <text:list-item>
              <text:h text:style-name="P31" text:outline-level="2"><text:soft-page-break/>Parsing, Type Checking, and Proof Obligations</text:h>
            </text:list-item>
          </text:list>
        </text:list-item>
      </text:list>
      <text:p text:style-name="P9">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3">All warnings and error messages are printed on standard output, even with the </text:span><text:span text:style-name="T1">-q </text:span><text:span text:style-name="T3">option.</text:span></text:p>
      <text:p text:style-name="P9">The Java program will return with an exit code of zero if the specification is clean (ignoring warnings). Parser or type checking errors result in an exit code of 1. <text:s/>The interpreter and PO generator always exit with a code of zero.</text:p>
      <text:list xml:id="list1971125216" text:continue-numbering="true" text:style-name="Outline">
        <text:list-item>
          <text:list>
            <text:list-item>
              <text:h text:style-name="P31" text:outline-level="2">The Interpreter</text:h>
            </text:list-item>
          </text:list>
        </text:list-item>
      </text:list>
      <text:p text:style-name="Text_20_body"><text:span text:style-name="T3">Assuming a specification does not contain any parse or type checking errors, the interpreter can be </text:span><text:span text:style-name="T3">started by using the </text:span><text:span text:style-name="T1">-i </text:span><text:span text:style-name="T3">command line option.</text:span></text:p>
      <text:p text:style-name="P9">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6"/>
      <text:p text:style-name="P17">$ java -jar vdmj-2.0.1.jar -vdmsl -i shmem.vdm</text:p>
      <text:p text:style-name="P18">Parsed 1 module in 0.337 secs. No syntax errors</text:p>
      <text:p text:style-name="P18">Warning 5000: Definition 'i' not used in 'M' (shmem.vdm) at line 129:7</text:p>
      <text:p text:style-name="P18">Type checked 1 module in 0.109 secs. No type errors and 1 warning</text:p>
      <text:p text:style-name="P18">Initialized 1 module in 0.091 secs.</text:p>
      <text:p text:style-name="P18">Interpreter started</text:p>
      <text:p text:style-name="P17"/>
      <text:p text:style-name="P17">&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st number] - run CT trace(s)</text:p>
      <text:p text:style-name="Preformatted_20_Text">debugtrace &lt;name&gt; [test number] - debug CT trace(s)</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16"/>
      <text:p text:style-name="P17">&gt; modules</text:p>
      <text:p text:style-name="P16">M (default)</text:p>
      <text:p text:style-name="P16"/>
      <text:p text:style-name="P17">&gt; state</text:p>
      <text:p text:style-name="P16">Q4 = [mk_M(&lt;FREE&gt;, 0, 9999)]</text:p>
      <text:p text:style-name="P16">rseed = 87654321</text:p>
      <text:p text:style-name="P16"><text:soft-page-break/>Memory = mk_Memory(87654321, [mk_M(&lt;FREE&gt;, 0, 9999)], [mk_M(&lt;FREE&gt;, 0, 9999)])</text:p>
      <text:p text:style-name="P16">Q3 = [mk_M(&lt;FREE&gt;, 0, 9999)]</text:p>
      <text:p text:style-name="P16"/>
      <text:p text:style-name="P17">&gt; print rand(100)</text:p>
      <text:p text:style-name="P16">= 71</text:p>
      <text:p text:style-name="P16">Executed in 0.0 secs. </text:p>
      <text:p text:style-name="P16"/>
      <text:p text:style-name="P17">&gt; print rand(100)</text:p>
      <text:p text:style-name="P16">= 44</text:p>
      <text:p text:style-name="P16">Executed in 0.0 secs. </text:p>
      <text:p text:style-name="P16"/>
      <text:p text:style-name="P17">&gt; state</text:p>
      <text:p text:style-name="P16">Q4 = [mk_M(&lt;FREE&gt;, 0, 9999)]</text:p>
      <text:p text:style-name="Preformatted_20_Text"><text:span text:style-name="T3">rseed = </text:span><text:span text:style-name="T7">566044643</text:span></text:p>
      <text:p text:style-name="Preformatted_20_Text"><text:span text:style-name="T3">Memory = mk_Memory(</text:span><text:span text:style-name="T7">566044643</text:span><text:span text:style-name="T3">, [mk_M(&lt;FREE&gt;, 0, 9999)], [mk_M(&lt;FREE&gt;, 0, 9999)])</text:span></text:p>
      <text:p text:style-name="P16">Q3 = [mk_M(&lt;FREE&gt;, 0, 9999)]</text:p>
      <text:p text:style-name="P16"/>
      <text:p text:style-name="P17">&gt; init</text:p>
      <text:p text:style-name="P16">Cleared all coverage information</text:p>
      <text:p text:style-name="P16">Global context initialized</text:p>
      <text:p text:style-name="P16"/>
      <text:p text:style-name="P17">&gt; state</text:p>
      <text:p text:style-name="P16">Q4 = [mk_M(&lt;FREE&gt;, 0, 9999)]</text:p>
      <text:p text:style-name="P16">rseed = 87654321</text:p>
      <text:p text:style-name="P16">Memory = mk_Memory(87654321, [mk_M(&lt;FREE&gt;, 0, 9999)], [mk_M(&lt;FREE&gt;, 0, 9999)])</text:p>
      <text:p text:style-name="P16">Q3 = [mk_M(&lt;FREE&gt;, 0, 9999)]</text:p>
      <text:p text:style-name="P16"/>
      <text:p text:style-name="P17">&gt; print rand(100)</text:p>
      <text:p text:style-name="P16">= 71</text:p>
      <text:p text:style-name="P16">Executed in 0.0 secs. </text:p>
      <text:p text:style-name="P16"/>
      <text:p text:style-name="P17">&gt; print rand(100)</text:p>
      <text:p text:style-name="P16">= 44</text:p>
      <text:p text:style-name="P16">Executed in 0.0 secs. </text:p>
      <text:p text:style-name="P16"/>
      <text:p text:style-name="P17">&gt; env</text:p>
      <text:p text:style-name="P16">QuadrantLen2 = (nat1 * nat1 * Quadrant -&gt; nat)</text:p>
      <text:p text:style-name="P16">BestFit = (nat1 ==&gt; bool)</text:p>
      <text:p text:style-name="P16">inc = (() ==&gt; ())</text:p>
      <text:p text:style-name="P16">QuadrantLen0 = (Quadrant -&gt; nat)</text:p>
      <text:p text:style-name="P16">MQuadrantLen = (M * Quadrant -&gt; nat)</text:p>
      <text:p text:style-name="P16">add = (nat1 * nat1 * Quadrant -&gt; Quadrant)</text:p>
      <text:p text:style-name="P16">rand = (nat1 ==&gt; nat1)</text:p>
      <text:p text:style-name="P16">sizeof = (M -&gt; nat1)</text:p>
      <text:p text:style-name="P16">MAXMEM = 10000</text:p>
      <text:p text:style-name="P16">delete = (M * Quadrant -&gt; Quadrant)</text:p>
      <text:p text:style-name="P16">inv_M = (M +&gt; bool)</text:p>
      <text:p text:style-name="P16">CHUNK = 100</text:p>
      <text:p text:style-name="P16">FirstFit = (nat1 ==&gt; bool)</text:p>
      <text:p text:style-name="P16">least = (nat1 * nat1 -&gt; nat1)</text:p>
      <text:p text:style-name="P16">TryFirst = (nat ==&gt; nat)</text:p>
      <text:p text:style-name="P16">pre_DeleteOne = (Memory +&gt; bool)</text:p>
      <text:p text:style-name="P16">pre_add = (nat1 * nat1 * Quadrant +&gt; bool)</text:p>
      <text:p text:style-name="P16">spacefor = (nat1 * Quadrant -&gt; nat1)</text:p>
      <text:p text:style-name="P16">inv_Memory = (Memory +&gt; bool)</text:p>
      <text:p text:style-name="P16">fragments = (Quadrant -&gt; nat)</text:p>
      <text:p text:style-name="P16">combine = (Quadrant -&gt; Quadrant)</text:p>
      <text:p text:style-name="P16">seed = (nat1 ==&gt; ())</text:p>
      <text:p text:style-name="P16">DeleteOne = (() ==&gt; ())</text:p>
      <text:p text:style-name="P16">bestfit = (nat1 * Quadrant -&gt; nat1)</text:p>
      <text:p text:style-name="P16">Reset = (() ==&gt; ())</text:p>
      <text:p text:style-name="P16">QuadrantLen = (nat1 * Quadrant -&gt; nat)</text:p>
      <text:p text:style-name="P16"><text:soft-page-break/>main = (nat1 * nat1 ==&gt; seq of ((&lt;BEST&gt; | &lt;FIRST&gt; | &lt;SAME&gt;)))</text:p>
      <text:p text:style-name="P16">TryBest = (nat ==&gt; nat)</text:p>
      <text:p text:style-name="P16">init_Memory = (Memory +&gt; bool)</text:p>
      <text:p text:style-name="P16"/>
      <text:p text:style-name="P17">&gt; pog</text:p>
      <text:p text:style-name="P16">Generated 56 proof obligations: <text:s text:c="77"/></text:p>
      <text:p text:style-name="P16"/>
      <text:p text:style-name="P16">Proof Obligation 1: (Unproved)</text:p>
      <text:p text:style-name="P16">sizeof: subtype obligation in 'M' (shmem.vdm) at line 38:1</text:p>
      <text:p text:style-name="P16">(forall m:M &amp; <text:s text:c="44"/></text:p>
      <text:p text:style-name="P16"><text:s text:c="2"/>(((m.stop) - (m.start)) + 1) &gt; 0) <text:s text:c="22"/></text:p>
      <text:p text:style-name="P16"/>
      <text:p text:style-name="P16">Proof Obligation 2: (Unproved)</text:p>
      <text:p text:style-name="P16">spacefor: recursive function obligation in 'M' (shmem.vdm) at line 48:1</text:p>
      <text:p text:style-name="P16">...</text:p>
      <text:p text:style-name="P16"/>
      <text:p text:style-name="P16">Proof Obligation 54: (Unproved)</text:p>
      <text:p text:style-name="P16">main: state invariant obligation in 'M' (shmem.vdm) at line 239:11</text:p>
      <text:p text:style-name="P16">-- After result := (result ^ [&lt;BEST&gt;])</text:p>
      <text:p text:style-name="P16">let mk_Memory(-, q3, q4) = Memory in (((len q3) &gt; 0) and ((len q4) &gt; 0))</text:p>
      <text:p text:style-name="P16"/>
      <text:p text:style-name="P16">Proof Obligation 55: (Unproved)</text:p>
      <text:p text:style-name="P16">main: state invariant obligation in 'M' (shmem.vdm) at line 240:11</text:p>
      <text:p text:style-name="P16">-- After result := (result ^ [&lt;FIRST&gt;])</text:p>
      <text:p text:style-name="P16">let mk_Memory(-, q3, q4) = Memory in (((len q3) &gt; 0) and ((len q4) &gt; 0))</text:p>
      <text:p text:style-name="P16">&gt;</text:p>
      <text:p text:style-name="P16"/>
      <text:p text:style-name="Text_20_body"><text:span text:style-name="T3">This example shows a VDM-SL specification called </text:span><text:span text:style-name="T1">shmem.vdm </text:span><text:span text:style-name="T3">being loaded. <text:s/>The </text:span><text:span text:style-name="T1">help </text:span><text:span text:style-name="T3">command lists the interpreter commands available. <text:s/>Note that several of them regard the setting of breakpoints, </text:span><text:span text:style-name="T3">which is covered in the next section.</text:span></text:p>
      <text:p text:style-name="Text_20_body"><text:span text:style-name="T3">The </text:span><text:span text:style-name="T1">modules </text:span><text:span text:style-name="T3">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3">rather than </text:span><text:span text:style-name="T1">print M`xyz</text:span><text:span text:style-name="T3">). <text:s/>The default module can be changed with the </text:span><text:span text:style-name="T1">default </text:span><text:span text:style-name="T3">command (or the </text:span><text:span text:style-name="T1">-default</text:span><text:span text:style-name="T3"> command line option).</text:span></text:p>
      <text:p text:style-name="Text_20_body"><text:span text:style-name="T3">The </text:span><text:span text:style-name="T1">state </text:span><text:span text:style-name="T3">command lists the content of the default module’s state. <text:s/>This can be changed by </text:span><text:span text:style-name="T3">operations, as can be seen by the two calls to </text:span><text:span text:style-name="T1">rand </text:span><text:span text:style-name="T3">which change the </text:span><text:span text:style-name="T1">rseed </text:span><text:span text:style-name="T3">value in the state (a pseudo-random number generator). The </text:span><text:span text:style-name="T1">init </text:span><text:span text:style-name="T3">command will re-initialize the state to its original value, illustrated by the fact that two subsequent calls to </text:span><text:span text:style-name="T1">rand </text:span><text:span text:style-name="T3">return the same results as the first two did.</text:span></text:p>
      <text:p text:style-name="Text_20_body"><text:span text:style-name="T3">The </text:span><text:span text:style-name="T1">print </text:span><text:span text:style-name="T3">command can be used to evaluate any expression.</text:span></text:p>
      <text:p text:style-name="Text_20_body"><text:span text:style-name="T3">The </text:span><text:span text:style-name="T1">env </text:span><text:span text:style-name="T3">command lists all the values in the global environment of the default module. <text:s/>This shows the </text:span><text:span text:style-name="T3">functions, operations and constant values defined in the module. <text:s/>Note that it includes invariant, initialization and pre/postcondition functions.</text:span></text:p>
      <text:p text:style-name="Text_20_body"><text:span text:style-name="T3">The </text:span><text:span text:style-name="T1">pog </text:span><text:span text:style-name="T3">command (proof obligation generator) generates a list of proof obligations for the </text:span><text:span text:style-name="T3">specification.</text:span></text:p>
      <text:p text:style-name="Text_20_body"><text:span text:style-name="T3">The </text:span><text:span text:style-name="T1">assert </text:span><text:span text:style-name="T3">command (illustrated below) can take a list of assertions from a file, and execute each of them in turn, raising an error for any assertion which is false. <text:s/>The assertions in the file must be simple </text:span><text:span text:style-name="T3">boolean expressions, one per line:</text:span></text:p>
      <text:p text:style-name="P16"/>
      <text:p text:style-name="Preformatted_20_Text"><text:span text:style-name="T4">$ cat rand.assertions</text:span><text:span text:style-name="T3"> </text:span></text:p>
      <text:p text:style-name="P16">rand(100) = 71</text:p>
      <text:p text:style-name="P16">rand(100) = 44</text:p>
      <text:p text:style-name="P16">$ </text:p>
      <text:p text:style-name="P16"><text:s text:c="2"/></text:p>
      <text:p text:style-name="P17">$ java -jar vdmj-2.0.1.jar -vdmsl -i shmem.vdm</text:p>
      <text:p text:style-name="P18">Parsed 1 module in 0.339 secs. No syntax errors</text:p>
      <text:p text:style-name="P18">Warning 5000: Definition 'i' not used in 'M' (shmem.vdm) at line 129:7</text:p>
      <text:p text:style-name="P18">Type checked 1 module in 0.059 secs. No type errors and 1 warning</text:p>
      <text:p text:style-name="P18">Initialized 1 module in 0.08 secs.</text:p>
      <text:p text:style-name="P18">Interpreter started</text:p>
      <text:p text:style-name="P18">&gt;</text:p>
      <text:p text:style-name="P17"><text:soft-page-break/>&gt; assert rand.assertions</text:p>
      <text:p text:style-name="P18">PASSED all 2 assertions from rand.assertions</text:p>
      <text:p text:style-name="P17">&gt; assert rand.assertions</text:p>
      <text:p text:style-name="P18">FAILED: rand(100) = 71</text:p>
      <text:p text:style-name="P18">FAILED: rand(100) = 44</text:p>
      <text:p text:style-name="P18">FAILED 2 and passed 0 assertions from rand.assertions</text:p>
      <text:p text:style-name="P17">&gt; init</text:p>
      <text:p text:style-name="P18">Cleared all coverage information</text:p>
      <text:p text:style-name="P18">Global context initialized</text:p>
      <text:p text:style-name="P17">&gt; assert rand.assertions</text:p>
      <text:p text:style-name="P18">PASSED all 2 assertions from rand.assertions</text:p>
      <text:p text:style-name="P17">&gt; quit</text:p>
      <text:p text:style-name="P18">Bye</text:p>
      <text:p text:style-name="P9"/>
      <text:p text:style-name="Text_20_body"><text:span text:style-name="T3">The example is an assertion file which states that the first and second invocations of the </text:span><text:span text:style-name="T1">rand </text:span><text:span text:style-name="T3">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3">command resets the state, so the assertions work correctly again.</text:span></text:p>
      <text:p text:style-name="Text_20_body"><text:span text:style-name="T3">The </text:span><text:span text:style-name="T1">files </text:span><text:span text:style-name="T3">command will list the file names that comprise the current loaded specification. The </text:span><text:span text:style-name="T1">reload </text:span><text:span text:style-name="T3">command will re-parse and check the specification files currently loaded. The </text:span><text:span text:style-name="T1">load </text:span><text:span text:style-name="T3">command will replace the currently loaded specification with a new set of files. Note that if there are any errors in the parse or type check of the files, the interpreter will exit after </text:span><text:span text:style-name="T1">reload </text:span><text:span text:style-name="T3">or </text:span><text:span text:style-name="T1">load.</text:span></text:p>
      <text:p text:style-name="P9">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9">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19">&gt; </text:p>
      <text:p text:style-name="P22"/>
      <text:p text:style-name="Text_20_body">The <text:span text:style-name="T1">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9">files</text:span></text:p>
      <text:p text:style-name="Preformatted_20_Text">sortingWithCombineSubfamily.odt</text:p>
      <text:p text:style-name="Preformatted_20_Text">&gt; <text:span text:style-name="T9">save</text:span></text:p>
      <text:p text:style-name="Preformatted_20_Text">Extracted source written to sortingWithCombineSubfamily.odt.vdmsl</text:p>
      <text:p text:style-name="Preformatted_20_Text">&gt; </text:p>
      <text:p text:style-name="P11"/>
      <text:p text:style-name="P9">The <text:span text:style-name="T1">set </text:span>command allows you to change the runtime checks in force (this is the same as the -pre, -post, -inv, -dtc and -measures command line options). Using the command without arguments will list the current settings.</text:p>
      <text:p text:style-name="P14"/>
      <text:p text:style-name="P14">&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gt;</text:p>
      <text:p text:style-name="Preformatted_20_Text"/>
      <text:p text:style-name="P9"><text:soft-page-break/>Most of the interpreter commands for a VDM++ specification are the same as for VDM-SL, with the following differences:</text:p>
      <text:p text:style-name="P16"/>
      <text:p text:style-name="P17">$ java -jar vdmj-2.0.1.jar -vdmpp -i</text:p>
      <text:p text:style-name="P18">Initialized 1 class in 0.183 secs.</text:p>
      <text:p text:style-name="P18">Interpreter started</text:p>
      <text:p text:style-name="P17">&gt; help</text:p>
      <text:p text:style-name="P18">classes - list the loaded class names</text:p>
      <text:p text:style-name="P18">default &lt;class&gt; - set the default class name</text:p>
      <text:p text:style-name="P18">create &lt;id&gt; := &lt;exp&gt; - create a named variable</text:p>
      <text:p text:style-name="P18">print &lt;expression&gt; - evaluate expression</text:p>
      <text:p text:style-name="P18">runtrace &lt;name&gt; [test number] - run CT trace(s)</text:p>
      <text:p text:style-name="P18">debugtrace &lt;name&gt; [test number] - debug CT trace(s)</text:p>
      <text:p text:style-name="P18">assert &lt;file&gt; - run assertions from a file</text:p>
      <text:p text:style-name="P18">init - re-initialize the global environment</text:p>
      <text:p text:style-name="P18">env - list the global symbols in the default environment</text:p>
      <text:p text:style-name="P18">pog [&lt;function/operation&gt;] - generate proof obligations</text:p>
      <text:p text:style-name="P18">break [&lt;file&gt;:]&lt;line#&gt; [&lt;condition&gt;] - create a breakpoint</text:p>
      <text:p text:style-name="P18">break &lt;function/operation&gt; [&lt;condition&gt;] - create a breakpoint</text:p>
      <text:p text:style-name="P18">trace [&lt;file&gt;:]&lt;line#&gt; [&lt;exp&gt;] - create a tracepoint</text:p>
      <text:p text:style-name="P18">trace &lt;function/operation&gt; [&lt;exp&gt;] - create a tracepoint</text:p>
      <text:p text:style-name="P18">remove &lt;breakpoint#&gt; - remove a trace/breakpoint</text:p>
      <text:p text:style-name="P18">list - list breakpoints</text:p>
      <text:p text:style-name="P18">coverage clear|write &lt;dir&gt;|merge &lt;dir&gt;|&lt;filenames&gt; - handle line coverage</text:p>
      <text:p text:style-name="P18">latex|latexdoc [&lt;files&gt;] - generate LaTeX line coverage files</text:p>
      <text:p text:style-name="P18">word [&lt;files&gt;] - generate Word HTML line coverage files</text:p>
      <text:p text:style-name="P18">files - list files in the current specification</text:p>
      <text:p text:style-name="P18">set [&lt;pre|post|inv|dtc|measures&gt; &lt;on|off&gt;] - set runtime checks</text:p>
      <text:p text:style-name="P18">reload - reload the current specification files</text:p>
      <text:p text:style-name="P18">load &lt;files or dirs&gt; - replace current loaded specification files</text:p>
      <text:p text:style-name="Preformatted_20_Text"><text:span text:style-name="T5">save [&lt;files&gt;]</text:span> - generate Word/ODF source extract files</text:p>
      <text:p text:style-name="P18">quit - leave the interpreter</text:p>
      <text:p text:style-name="P18">&gt;</text:p>
      <text:p text:style-name="P16"/>
      <text:p text:style-name="P16"/>
      <text:p text:style-name="Text_20_body"><text:span text:style-name="T3">The </text:span><text:span text:style-name="T1">classes </text:span><text:span text:style-name="T3">command replaces the </text:span><text:span text:style-name="T1">modules</text:span><text:span text:style-name="T3"> command, but is similar in that it lists the names of the classes loaded, identifying the default. <text:s/>The </text:span><text:span text:style-name="T1">default </text:span><text:span text:style-name="T3">command is used to change the default class. <text:s/></text:span><text:span text:style-name="T3">There is no </text:span><text:span text:style-name="T1">state </text:span><text:span text:style-name="T3">command because VDM++ objects contain state within instances of themselves as instance variables. <text:s/>The state values for any object can be printed with the </text:span><text:span text:style-name="T1">print </text:span><text:span text:style-name="T3">command. <text:s/>The </text:span><text:span text:style-name="T1">init </text:span><text:span text:style-name="T3">and </text:span><text:span text:style-name="T1">env </text:span><text:span text:style-name="T3">commands do the same thing, re-initializing static class members and printing the names and </text:span><text:span text:style-name="T3">types of public static values accessing from the global context. The </text:span><text:span text:style-name="T1">create </text:span><text:span text:style-name="T3">command can be used to </text:span><text:span text:style-name="T3">create a new (synthetic) public static of a given name, which can then be used in further evaluations.</text:span></text:p>
      <text:p text:style-name="P9">The following example illustrates:</text:p>
      <text:p text:style-name="P16"/>
      <text:p text:style-name="P17">$ cat test.vpp</text:p>
      <text:p text:style-name="P16">class A</text:p>
      <text:p text:style-name="P16"/>
      <text:p text:style-name="P16">instance variables</text:p>
      <text:p text:style-name="P16"><text:s text:c="2"/>si:int;</text:p>
      <text:p text:style-name="P16"><text:s text:c="2"/>sj:int;</text:p>
      <text:p text:style-name="P16"><text:s text:c="2"/>public static sk:int := 123;</text:p>
      <text:p text:style-name="P16"/>
      <text:p text:style-name="P16">operations</text:p>
      <text:p text:style-name="P16"/>
      <text:p text:style-name="P16">public op: int * int ==&gt; int</text:p>
      <text:p text:style-name="P16"><text:s text:c="2"/>op(i, j) ==</text:p>
      <text:p text:style-name="P16"><text:s text:c="2"/>( si := i;</text:p>
      <text:p text:style-name="P16"><text:s text:c="4"/>sj := j;</text:p>
      <text:p text:style-name="P16"><text:s text:c="4"/>sk := i + j;</text:p>
      <text:p text:style-name="P16"><text:s text:c="4"/>return sk;</text:p>
      <text:p text:style-name="P16"><text:s text:c="2"/>);</text:p>
      <text:p text:style-name="P16"/>
      <text:p text:style-name="P16">public static test: () ==&gt; int</text:p>
      <text:p text:style-name="P16"><text:soft-page-break/><text:s text:c="4"/>test() == let a = new A() in a.op(1, 2);</text:p>
      <text:p text:style-name="P16"/>
      <text:p text:style-name="P16">end A</text:p>
      <text:p text:style-name="P16"/>
      <text:p text:style-name="P16"/>
      <text:p text:style-name="P17">$ java -jar vdmj-2.0.1.jar -vdmpp -i test.vpp <text:s text:c="9"/></text:p>
      <text:p text:style-name="P18">Parsed 1 class in 0.236 secs. No syntax errors <text:s text:c="26"/></text:p>
      <text:p text:style-name="P18">Warning 5001: Instance variable 'si' is not initialized in 'A' (test.vpp) at line 4:3</text:p>
      <text:p text:style-name="P18">Warning 5001: Instance variable 'sj' is not initialized in 'A' (test.vpp) at line 5:3</text:p>
      <text:p text:style-name="P18">Type checked 1 class in 0.02 secs. No type errors and 2 warnings <text:s text:c="20"/></text:p>
      <text:p text:style-name="P18">Initialized 1 class in 0.052 secs. <text:s text:c="50"/></text:p>
      <text:p text:style-name="P18">Interpreter started <text:s text:c="65"/></text:p>
      <text:p text:style-name="P17">&gt; classes <text:s text:c="75"/></text:p>
      <text:p text:style-name="P18">A (default) <text:s text:c="73"/></text:p>
      <text:p text:style-name="P17">&gt; state <text:s text:c="77"/></text:p>
      <text:p text:style-name="P18">Command not available in this context <text:s text:c="47"/></text:p>
      <text:p text:style-name="P17">&gt; p new A() <text:s text:c="73"/></text:p>
      <text:p text:style-name="P18">= A{#1, si:=undefined, sj:=undefined, sk:=123}</text:p>
      <text:p text:style-name="P18">Executed in 0.026 secs.</text:p>
      <text:p text:style-name="P17">&gt; env</text:p>
      <text:p text:style-name="P18">test() = (() ==&gt; int)</text:p>
      <text:p text:style-name="P18">sk = 123</text:p>
      <text:p text:style-name="P17">&gt; p test()</text:p>
      <text:p text:style-name="P18">= 3</text:p>
      <text:p text:style-name="P18">Executed in 0.0070 secs.</text:p>
      <text:p text:style-name="P17">&gt; env</text:p>
      <text:p text:style-name="P18">test() = (() ==&gt; int)</text:p>
      <text:p text:style-name="P18">sk = 3</text:p>
      <text:p text:style-name="P17">&gt; p new A().op(123,456)</text:p>
      <text:p text:style-name="P18">= 579</text:p>
      <text:p text:style-name="P18">Executed in 0.0090 secs.</text:p>
      <text:p text:style-name="P17">&gt; env</text:p>
      <text:p text:style-name="P18">test() = (() ==&gt; int)</text:p>
      <text:p text:style-name="P18">sk = 579</text:p>
      <text:p text:style-name="P17">&gt; create a := new A()</text:p>
      <text:p text:style-name="P17">&gt; env</text:p>
      <text:p text:style-name="P18">test() = (() ==&gt; int)</text:p>
      <text:p text:style-name="P18">sk = 579</text:p>
      <text:p text:style-name="P18">a = A{#4, si:=undefined, sj:=undefined, sk:=579}</text:p>
      <text:p text:style-name="P17">&gt; p a.op(111,222)</text:p>
      <text:p text:style-name="P18">= 333</text:p>
      <text:p text:style-name="P18">Executed in 0.0020 secs.</text:p>
      <text:p text:style-name="P17">&gt; env</text:p>
      <text:p text:style-name="P18">test() = (() ==&gt; int)</text:p>
      <text:p text:style-name="P18">sk = 333</text:p>
      <text:p text:style-name="P18">a = A{#4, si:=111, sj:=222, sk:=333}</text:p>
      <text:p text:style-name="P17">&gt; quit</text:p>
      <text:p text:style-name="P15">Bye</text:p>
      <text:p text:style-name="P15"/>
      <text:p text:style-name="P16"/>
      <text:p text:style-name="Text_20_body"><text:span text:style-name="T3">Executing a specification written in the VDM-RT dialect is essentially the same as with VDM++. There is one additional command, </text:span><text:span text:style-name="T1">log</text:span><text:span text:style-name="T3">, which is used to indicate where real-time events from the interpreter should be sent:</text:span></text:p>
      <text:p text:style-name="P17"/>
      <text:p text:style-name="P17">&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16"/>
      <text:p text:style-name="Text_20_body"><text:soft-page-break/><text:span text:style-name="T3">By default, event logging is turned off. But logging can be enabled to the console by using </text:span><text:span text:style-name="T1">log </text:span><text:span text:style-name="T3">with no arguments, or to a file using </text:span><text:span text:style-name="T1">log &lt;filename&gt;</text:span><text:span text:style-name="T3">. Logging can subsequently be turned off again by using </text:span><text:span text:style-name="T1">log off</text:span><text:span text:style-name="T3">. For example, the following can be used to see the real time events for the initialization of a VDM-RT specification:</text:span></text:p>
      <text:p text:style-name="P17"/>
      <text:p text:style-name="P17">&gt; log</text:p>
      <text:p text:style-name="Preformatted_20_Text">RT events now logged to the console</text:p>
      <text:p text:style-name="Preformatted_20_Text"/>
      <text:p text:style-name="P14">&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14">&gt; log off</text:p>
      <text:p text:style-name="Preformatted_20_Text">RT event logging disabled</text:p>
      <text:p text:style-name="P19"><text:s/></text:p>
      <text:p text:style-name="P16"/>
      <text:p text:style-name="Text_20_body"><text:span text:style-name="T3">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3">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text:soft-page-break/>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4">&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14">&gt; p new A().f(1,2)</text:p>
      <text:p text:style-name="Preformatted_20_Text">= 0.5</text:p>
      <text:p text:style-name="Preformatted_20_Text">Executed in 0.036 secs. </text:p>
      <text:p text:style-name="Preformatted_20_Text">&gt; </text:p>
      <text:p text:style-name="P14">&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3">command displays the source code of the loaded specification (by default, all source files are listed), with “+” and “-” signs in the left hand column indicating lines which have been </text:span><text:span text:style-name="T3">executed or not, respectively. In the example above, there are only three executable lines. Initially, </text:span><text:span text:style-name="T3">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3">Typically, the testing of a specification will be incremental, and so it is convenient to be able to “save” the coverage achieved in each test session, and subsequently merge the results together. This can be achieved with the </text:span><text:span text:style-name="T1">write &lt;dir&gt; </text:span><text:span text:style-name="T3">and </text:span><text:span text:style-name="T1">merge &lt;dir&gt; </text:span><text:span text:style-name="T3">options to the </text:span><text:span text:style-name="T1">coverage </text:span><text:span text:style-name="T3">command. The </text:span><text:span text:style-name="T1">write </text:span><text:span text:style-name="T3">option saves the current coverage information in </text:span><text:span text:style-name="T1">&lt;dir&gt;</text:span><text:span text:style-name="T3"> for each specification file loaded; the </text:span><text:span text:style-name="T1">merge </text:span><text:span text:style-name="T3">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3">Detailed coverage information is available with the </text:span><text:span text:style-name="T1">latex </text:span><text:span text:style-name="T3">and </text:span><text:span text:style-name="T1">latexdoc </text:span><text:span text:style-name="T3">commands. These write LaTeX </text:span><text:soft-page-break/><text:span text:style-name="T3">files with parts of the specification highlighted where they have not been executed. The LaTeX output </text:span><text:span text:style-name="T3">also contains a table of percentage cover by module/class and the number of times functions and operations were hit during the execution. The </text:span><text:span text:style-name="T1">latexdoc </text:span><text:span text:style-name="T3">command is the same, except that output files </text:span><text:span text:style-name="T3">are wrapped in LaTeX document headers. The LaTeX output files are written to the same directory as source files, one per source file, with the extension .tex.</text:span></text:p>
      <text:p text:style-name="P16"/>
      <text:p text:style-name="P17">&gt; latex</text:p>
      <text:p text:style-name="P16">Latex coverage written to coverage.vpp.tex</text:p>
      <text:p text:style-name="P16">&gt;</text:p>
      <text:p text:style-name="P16"/>
      <text:p text:style-name="Text_20_body"><text:span text:style-name="T3">Similarly, the </text:span><text:span text:style-name="T1">word </text:span><text:span text:style-name="T3">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16"/>
      <text:p text:style-name="P17">&gt; word</text:p>
      <text:p text:style-name="P16">Word HTML coverage written to coverage.vpp.doc</text:p>
      <text:p text:style-name="P16">&gt;</text:p>
      <text:p text:style-name="P16"/>
      <text:p text:style-name="Text_20_body"><text:span text:style-name="T3">Coverage information is reset when a specification is loaded or initialized, or when the command </text:span><text:span text:style-name="T1">coverage clear </text:span><text:span text:style-name="T3">is executed, otherwise coverage is cumulative. If several files are loaded, the coverage for just one source file can be listed with </text:span><text:span text:style-name="T1">coverage</text:span><text:span text:style-name="T3"> &lt;</text:span><text:span text:style-name="T1">file</text:span><text:span text:style-name="T3">&gt;, </text:span><text:span text:style-name="T1">latex &lt;file&gt; </text:span><text:span text:style-name="T3">or </text:span><text:span text:style-name="T1">word &lt;file&gt;.</text:span></text:p>
      <text:list xml:id="list1546951401" text:continue-numbering="true" text:style-name="Outline">
        <text:list-item>
          <text:list>
            <text:list-item>
              <text:list>
                <text:list-item>
                  <text:h text:style-name="P27" text:outline-level="3">Suppressing Runtime Checks</text:h>
                </text:list-item>
              </text:list>
            </text:list-item>
          </text:list>
        </text:list-item>
      </text:list>
      <text:p text:style-name="P9">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3">However, the checks also take a certain amount of processing power and result in a slower evaluation of expressions or tests. If you are certain that a specification will not violate the checks, you can use the </text:span><text:span text:style-name="T1">-pre, -post, -inv,</text:span><text:span text:style-name="T3"> </text:span><text:span text:style-name="T1">-dtc </text:span><text:span text:style-name="T3">and </text:span><text:span text:style-name="T1">-measures </text:span><text:span text:style-name="T3">options to selectively suppress them. These can either be passed on the command line to VDMJ, or issued at any time via the </text:span><text:span text:style-name="T1">set </text:span><text:span text:style-name="T3">command.</text:span></text:p>
      <text:p text:style-name="Text_20_body"><text:span text:style-name="T3">The </text:span><text:span text:style-name="T1">-pre </text:span><text:span text:style-name="T3">and </text:span><text:span text:style-name="T1">-post </text:span><text:span text:style-name="T3">options suppress the evaluation of both function and operation pre- and postconditions. <text:s/>The </text:span><text:span text:style-name="T1">-inv </text:span><text:span text:style-name="T3">option suppresses the evaluation of type invariants, state invariants (in VDM-</text:span><text:span text:style-name="T3">SL) and class invariants (in VDM++ and VDM-RT). The </text:span><text:span text:style-name="T1">-dtc </text:span><text:span text:style-name="T3">option (</text:span><text:span text:style-name="T1">dynamic type checking</text:span><text:span text:style-name="T3">) is equivalent to </text:span><text:span text:style-name="T1">-inv </text:span><text:span text:style-name="T3">plus suppression of the checks that occur whenever a value of one type is assigned to another (eg. in parameter passing, result returns, in "let" definitions and binds, variable initializers etc). The </text:span><text:span text:style-name="T1">-measures </text:span><text:span text:style-name="T3">option suppresses recursive function measure checking.</text:span></text:p>
      <text:list xml:id="list125540820" text:continue-numbering="true" text:style-name="Outline">
        <text:list-item>
          <text:list>
            <text:list-item>
              <text:h text:style-name="P32" text:outline-level="2">Debugging</text:h>
              <text:list>
                <text:list-item>
                  <text:h text:style-name="P27" text:outline-level="3">Single-threaded Debugging</text:h>
                </text:list-item>
              </text:list>
            </text:list-item>
          </text:list>
        </text:list-item>
      </text:list>
      <text:p text:style-name="P9">As well as evaluating expressions and displaying the value of state variables, the interpreter is able to stop execution part way through an evaluation, and allow the evaluation to be single-stepped or traced, and intermediate values displayed.</text:p>
      <text:p text:style-name="P9">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3">Using the </text:span><text:span text:style-name="T1">class A </text:span><text:span text:style-name="T3">example from section 2.4, we can stop on the </text:span><text:span text:style-name="T1">op </text:span><text:span text:style-name="T3">operation as follows:</text:span></text:p>
      <text:p text:style-name="P16"/>
      <text:p text:style-name="P20">&gt; break op <text:s text:c="74"/></text:p>
      <text:p text:style-name="P19">Created break [1] in 'A' (test.vpp) at line 12:3 <text:s text:c="36"/></text:p>
      <text:p text:style-name="P19">12: <text:s text:c="3"/>( si := i; <text:s text:c="67"/></text:p>
      <text:p text:style-name="P20">&gt; p test() <text:s text:c="74"/></text:p>
      <text:p text:style-name="P19">Stopped break [1] in 'A' (test.vpp) at line 12:3 <text:s text:c="36"/></text:p>
      <text:p text:style-name="P19">12: <text:s text:c="3"/>( si := i; <text:s text:c="67"/></text:p>
      <text:p text:style-name="P20">[MainThread-7]&gt; help <text:s text:c="64"/></text:p>
      <text:p text:style-name="P19">step - step one expression/statement <text:s text:c="48"/></text:p>
      <text:p text:style-name="P19">next - step over functions or operations <text:s text:c="44"/></text:p>
      <text:p text:style-name="P19">out - run to the return of functions or operations <text:s text:c="34"/></text:p>
      <text:p text:style-name="P19">...</text:p>
      <text:p text:style-name="P19">load &lt;files&gt; - replace current loaded specification files <text:s text:c="27"/></text:p>
      <text:p text:style-name="P19">quit - leave the interpreter <text:s text:c="56"/></text:p>
      <text:p text:style-name="P20">[MainThread-7]&gt; stack <text:s text:c="63"/></text:p>
      <text:p text:style-name="P19">Stopped at break [1] in 'A' (test.vpp) at line 12:3 <text:s text:c="33"/></text:p>
      <text:p text:style-name="P19"><text:s text:c="8"/>j = 2 <text:s text:c="71"/></text:p>
      <text:p text:style-name="P19"><text:s text:c="8"/>i = 1 <text:s text:c="71"/></text:p>
      <text:p text:style-name="P19"><text:s text:c="8"/>self = A{#1, si:=undefined, sj:=undefined, sk:=123} <text:s text:c="25"/></text:p>
      <text:p text:style-name="P19">In object context of op(i, j) in 'A' (test.vpp) at line 19:34 <text:s text:c="23"/></text:p>
      <text:p text:style-name="P19">In context of let statement in 'A' (test.vpp) at line 19:15 <text:s text:c="25"/></text:p>
      <text:p text:style-name="P19">In class context of test() in 'A' (console) at line 1:1 <text:s text:c="29"/></text:p>
      <text:p text:style-name="P19">In root context of global static scope <text:s text:c="46"/></text:p>
      <text:p text:style-name="P20">[MainThread-7]&gt; source <text:s text:c="62"/></text:p>
      <text:p text:style-name="P19">7: <text:s text:c="82"/></text:p>
      <text:p text:style-name="P19">8: <text:s/>operations <text:s text:c="70"/></text:p>
      <text:p text:style-name="P19">9: <text:s text:c="82"/></text:p>
      <text:p text:style-name="P19">10: <text:s/>public op: int * int ==&gt; int <text:s text:c="51"/></text:p>
      <text:p text:style-name="P19">11: <text:s text:c="3"/>op(i, j) == <text:s text:c="66"/></text:p>
      <text:p text:style-name="P19">12:&gt;&gt; <text:s/>( si := i; <text:s text:c="67"/></text:p>
      <text:p text:style-name="P19">13: <text:s text:c="5"/>sj := j; <text:s text:c="67"/></text:p>
      <text:p text:style-name="P19">14: <text:s text:c="5"/>sk := i + j; <text:s text:c="63"/></text:p>
      <text:p text:style-name="P19">15: <text:s text:c="5"/>return sk; <text:s text:c="65"/></text:p>
      <text:p text:style-name="P19">16: <text:s text:c="3"/>); <text:s text:c="75"/></text:p>
      <text:p text:style-name="P19">17: <text:s text:c="81"/></text:p>
      <text:p text:style-name="P20">[MainThread-7]&gt; down <text:s text:c="64"/></text:p>
      <text:p text:style-name="P19">In context of let statement in 'A' (test.vpp) at line 19:15 <text:s text:c="25"/></text:p>
      <text:p text:style-name="P20">[MainThread-7]&gt; stack <text:s text:c="63"/></text:p>
      <text:p text:style-name="P19">Stopped at break [1] in 'A' (test.vpp) at line 12:3 <text:s text:c="33"/></text:p>
      <text:p text:style-name="P19"><text:s text:c="8"/>a = A{#1, si:=undefined, sj:=undefined, sk:=123} <text:s text:c="28"/></text:p>
      <text:p text:style-name="P19">In context of let statement in 'A' (test.vpp) at line 19:15 <text:s text:c="25"/></text:p>
      <text:p text:style-name="P19">In class context of test() in 'A' (console) at line 1:1 <text:s text:c="29"/></text:p>
      <text:p text:style-name="P19">In root context of global static scope</text:p>
      <text:p text:style-name="P20">[MainThread-7]&gt; print a</text:p>
      <text:p text:style-name="P19">a = A{#1, si:=undefined, sj:=undefined, sk:=123}</text:p>
      <text:p text:style-name="P20">[MainThread-7]&gt; step</text:p>
      <text:p text:style-name="P19"><text:soft-page-break/>Stopped in 'A' (test.vpp) at line 13:5</text:p>
      <text:p text:style-name="P19">13: <text:s text:c="5"/>sj := j;</text:p>
      <text:p text:style-name="P20">[MainThread-7]&gt; step</text:p>
      <text:p text:style-name="P19">Stopped in 'A' (test.vpp) at line 14:5</text:p>
      <text:p text:style-name="P19">14: <text:s text:c="5"/>sk := i + j;</text:p>
      <text:p text:style-name="P20">[MainThread-7]&gt; step</text:p>
      <text:p text:style-name="P19">Stopped in 'A' (test.vpp) at line 15:5</text:p>
      <text:p text:style-name="P19">15: <text:s text:c="5"/>return sk;</text:p>
      <text:p text:style-name="P20">[MainThread-7]&gt; step</text:p>
      <text:p text:style-name="P19">= 3</text:p>
      <text:p text:style-name="P19">Executed in 83.143 secs.</text:p>
      <text:p text:style-name="P20">&gt; list</text:p>
      <text:p text:style-name="P19">break [1] in 'A' (test.vpp) at line 12:3</text:p>
      <text:p text:style-name="P19">12: <text:s text:c="3"/>( si := i;</text:p>
      <text:p text:style-name="P20">&gt; break op i &lt; 10</text:p>
      <text:p text:style-name="P19">Created break [2] when "i &lt; 10" in 'A' (test.vpp) at line 12:3</text:p>
      <text:p text:style-name="P19">12: <text:s text:c="3"/>( si := i;</text:p>
      <text:p text:style-name="P20">&gt; print new A().op(1,2)</text:p>
      <text:p text:style-name="P19">Stopped break [2] when "i &lt; 10" in 'A' (test.vpp) at line 12:3</text:p>
      <text:p text:style-name="P19">12: <text:s text:c="3"/>( si := i;</text:p>
      <text:p text:style-name="P20">[MainThread-8]&gt; continue</text:p>
      <text:p text:style-name="P19">= 3</text:p>
      <text:p text:style-name="P19">Executed in 21.217 secs.</text:p>
      <text:p text:style-name="P20">&gt; print new A().op(100,200)</text:p>
      <text:p text:style-name="P19">= 300</text:p>
      <text:p text:style-name="P19">Executed in 0.0020 secs.</text:p>
      <text:p text:style-name="P19">&gt;</text:p>
      <text:p text:style-name="P19"/>
      <text:p text:style-name="P18"/>
      <text:p text:style-name="P9">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14">&gt; break 12 = 4</text:p>
      <text:p text:style-name="P15">Created break [1] when "= 4" in 'A' (test.vpp) at line 12:3</text:p>
      <text:p text:style-name="P15">12: <text:s text:c="3"/>( si := i;</text:p>
      <text:p text:style-name="P14">&gt; break 12 &gt; 4</text:p>
      <text:p text:style-name="P15">Created break [2] when "&gt; 4" in 'A' (test.vpp) at line 12:3</text:p>
      <text:p text:style-name="P15">12: <text:s text:c="3"/>( si := i;</text:p>
      <text:p text:style-name="P14">&gt; break 12 &gt;= 4</text:p>
      <text:p text:style-name="P15">Created break [3] when "&gt;= 4" in 'A' (test.vpp) at line 12:3</text:p>
      <text:p text:style-name="P15">12: <text:s text:c="3"/>( si := i;</text:p>
      <text:p text:style-name="P14">&gt; break 12 mod 4</text:p>
      <text:p text:style-name="P15">Created break [4] when "mod 4" in 'A' (test.vpp) at line 12:3</text:p>
      <text:p text:style-name="P15">12: <text:s text:c="3"/>( si := i;</text:p>
      <text:p text:style-name="P14">&gt; break 12 i &gt; j or i+j &gt; 10</text:p>
      <text:p text:style-name="P15">Created break [5] when "i &gt; j or i+j &gt; 10" in 'A' (test.vpp) at line 12:3</text:p>
      <text:p text:style-name="P15">12: <text:s text:c="3"/>( si := i;</text:p>
      <text:p text:style-name="P15">&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3">The other debugger commands are fairly standard, and do what you would expect. <text:s/>You can display the call </text:span><text:span text:style-name="T1">stack</text:span><text:span text:style-name="T3">, move </text:span><text:span text:style-name="T1">up </text:span><text:span text:style-name="T3">and </text:span><text:span text:style-name="T1">down </text:span><text:span text:style-name="T3">stack frames and evaluate expressions when a breakpoint is </text:span><text:span text:style-name="T3">reached. <text:s/>You can examine the </text:span><text:span text:style-name="T1">source</text:span><text:span text:style-name="T3"> for the current breakpoint. <text:s/>You can use </text:span><text:span text:style-name="T1">step</text:span><text:span text:style-name="T3"> (or </text:span><text:span text:style-name="T1">next</text:span><text:span text:style-name="T3"> or </text:span><text:span text:style-name="T1">out</text:span><text:span text:style-name="T3">, to </text:span><text:span text:style-name="T3">step over and out of functions/operations). <text:s/>You can </text:span><text:span text:style-name="T1">list</text:span><text:span text:style-name="T3"> and </text:span><text:span text:style-name="T1">remove</text:span><text:span text:style-name="T3"> breakpoints by number.</text:span></text:p>
      <text:p text:style-name="Text_20_body"><text:soft-page-break/><text:span text:style-name="T3">Tracepoints are similar to breakpoints, except there is an implicit </text:span><text:span text:style-name="T1">continue </text:span><text:span text:style-name="T3">command after they have printed the value of the expression they contain. The trace expression is evaluated and printed </text:span><text:span text:style-name="T1">before </text:span><text:span text:style-name="T3">the expression or statement is executed, for example:</text:span></text:p>
      <text:p text:style-name="P16"/>
      <text:p text:style-name="P17">&gt; trace 14 mk_(i, j, sk)</text:p>
      <text:p text:style-name="P18">Created trace [1] show "mk_(i, j, sk)" in 'A' (test.vpp) at line 14:5</text:p>
      <text:p text:style-name="P18">14: <text:s text:c="5"/>sk := i + j;</text:p>
      <text:p text:style-name="P17">&gt; p test()</text:p>
      <text:p text:style-name="P18">mk_(i, j, sk) = mk_(1, 2, 123) at [1]</text:p>
      <text:p text:style-name="P18">= 3</text:p>
      <text:p text:style-name="P18">Executed in 0.0040 secs.</text:p>
      <text:p text:style-name="P18">&gt;</text:p>
      <text:p text:style-name="P18"/>
      <text:p text:style-name="P9">Note that new breakpoints and tracepoints can be set when stopped in the debugger (ie. when the command prompt is “[thread-name-n]&gt;”). <text:s/>Setting a trace or breakpoint at the same location as an existing one replaces the existing one silently.</text:p>
      <text:p text:style-name="P9">Some commonly used commands can be abbreviated to a single letter: s for step, n for next, o for out, p for print, c for continue.</text:p>
      <text:p text:style-name="P9">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4">&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4">[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14">[MainThread-7]&gt; p x</text:p>
      <text:p text:style-name="Preformatted_20_Text">x = -1</text:p>
      <text:p text:style-name="P14">[MainThread-7]&gt; p y</text:p>
      <text:p text:style-name="Preformatted_20_Text">y = 0</text:p>
      <text:p text:style-name="P14">[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Text_20_body"/>
      <text:list xml:id="list765588730" text:continue-numbering="true" text:style-name="Outline">
        <text:list-item>
          <text:list>
            <text:list-item>
              <text:list>
                <text:list-item>
                  <text:h text:style-name="Heading_20_3" text:outline-level="3"><text:soft-page-break/>VDM++ Multi-threaded Debugging</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14">&gt; break op</text:p>
      <text:p text:style-name="Preformatted_20_Text">Created break [1] in 'A' (threads.vpp) at line 5:9</text:p>
      <text:p text:style-name="Preformatted_20_Text">5: <text:s/><text:tab/><text:tab/>(</text:p>
      <text:p text:style-name="P14">&gt; p new A().run()</text:p>
      <text:p text:style-name="Preformatted_20_Text">Stopped in 'A' (threads.vpp) at line 14:27</text:p>
      <text:p text:style-name="Preformatted_20_Text">14: <text:s/><text:tab/><text:tab/><text:tab/>while true do skip</text:p>
      <text:p text:style-name="P14">[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9">RUNNING</text:span>)</text:p>
      <text:p text:style-name="Preformatted_20_Text">PeriodicThread-11 (RUNNABLE)</text:p>
      <text:p text:style-name="P14">[MainThread-7]&gt; c</text:p>
      <text:p text:style-name="Preformatted_20_Text">Stopped break [1] in 'A' (threads.vpp) at line 5:9</text:p>
      <text:p text:style-name="Preformatted_20_Text">5: <text:s/><text:tab/><text:tab/>(</text:p>
      <text:p text:style-name="P14">[PeriodicThread-8]&gt; c</text:p>
      <text:p text:style-name="Preformatted_20_Text">Thread 8...</text:p>
      <text:p text:style-name="Preformatted_20_Text">Stopped in 'A' (threads.vpp) at line 14:27</text:p>
      <text:p text:style-name="Preformatted_20_Text">14: <text:s/><text:tab/><text:tab/><text:tab/>while true do skip</text:p>
      <text:p text:style-name="P14">[MainThread-7]&gt; c</text:p>
      <text:p text:style-name="Preformatted_20_Text">Stopped break [1] in 'A' (threads.vpp) at line 5:9</text:p>
      <text:p text:style-name="Preformatted_20_Text">5: <text:s/><text:tab/><text:tab/>(</text:p>
      <text:p text:style-name="P14">[PeriodicThread-9]&gt; c</text:p>
      <text:p text:style-name="Preformatted_20_Text">Thread 9...</text:p>
      <text:p text:style-name="Preformatted_20_Text">Stopped in 'A' (threads.vpp) at line 14:27</text:p>
      <text:p text:style-name="Preformatted_20_Text">14: <text:s/><text:tab/><text:tab/><text:tab/>while true do skip</text:p>
      <text:p text:style-name="P14">[MainThread-7]&gt; c</text:p>
      <text:p text:style-name="Preformatted_20_Text">Stopped break [1] in 'A' (threads.vpp) at line 5:9</text:p>
      <text:p text:style-name="Preformatted_20_Text">5: <text:s/><text:tab/><text:tab/>(</text:p>
      <text:p text:style-name="P14">[PeriodicThread-10]&gt; c</text:p>
      <text:p text:style-name="Preformatted_20_Text">Thread 10...</text:p>
      <text:p text:style-name="Preformatted_20_Text">Stopped in 'A' (threads.vpp) at line 14:27</text:p>
      <text:p text:style-name="Preformatted_20_Text">14: <text:s/><text:tab/><text:tab/><text:tab/>while true do skip</text:p>
      <text:p text:style-name="P14">[MainThread-7]&gt; c</text:p>
      <text:p text:style-name="Preformatted_20_Text">Stopped break [1] in 'A' (threads.vpp) at line 5:9</text:p>
      <text:p text:style-name="Preformatted_20_Text">5: <text:s/><text:tab/><text:tab/>(</text:p>
      <text:p text:style-name="P14">[PeriodicThread-11]&gt; c</text:p>
      <text:p text:style-name="Preformatted_20_Text"><text:soft-page-break/>Thread 11...</text:p>
      <text:p text:style-name="Preformatted_20_Text">Stopped in 'A' (threads.vpp) at line 14:27</text:p>
      <text:p text:style-name="Preformatted_20_Text">14: <text:s/><text:tab/><text:tab/><text:tab/>while true do skip</text:p>
      <text:p text:style-name="P14">[MainThread-7]&gt; c</text:p>
      <text:p text:style-name="Preformatted_20_Text">Stopped break [1] in 'A' (threads.vpp) at line 5:9</text:p>
      <text:p text:style-name="Preformatted_20_Text">5: <text:s/><text:tab/><text:tab/>(</text:p>
      <text:p text:style-name="P14">[PeriodicThread-12]&gt; c</text:p>
      <text:p text:style-name="Preformatted_20_Text">Thread 12...</text:p>
      <text:p text:style-name="Preformatted_20_Text">Stopped in 'A' (threads.vpp) at line 14:27</text:p>
      <text:p text:style-name="Preformatted_20_Text">14: <text:s/><text:tab/><text:tab/><text:tab/>while true do skip</text:p>
      <text:p text:style-name="P14">[MainThread-7]&gt; remove 1</text:p>
      <text:p text:style-name="Preformatted_20_Text">Cleared break [1] in 'A' (threads.vpp) at line 5:9</text:p>
      <text:p text:style-name="Preformatted_20_Text">5: <text:s/><text:tab/><text:tab/>(</text:p>
      <text:p text:style-name="P14">[MainThread-7]&gt; c</text:p>
      <text:p text:style-name="Preformatted_20_Text">Stopped break [1] in 'A' (threads.vpp) at line 5:9</text:p>
      <text:p text:style-name="Preformatted_20_Text">5: <text:s/><text:tab/><text:tab/>(</text:p>
      <text:p text:style-name="P14">[PeriodicThread-13]&gt; c</text:p>
      <text:p text:style-name="Preformatted_20_Text">Thread 13...</text:p>
      <text:p text:style-name="Preformatted_20_Text">Thread 14...</text:p>
      <text:p text:style-name="Preformatted_20_Text">Thread 15...</text:p>
      <text:p text:style-name="Preformatted_20_Text">Thread 16...</text:p>
      <text:p text:style-name="P19">Thread 17...</text:p>
      <text:p text:style-name="P14"/>
      <text:p text:style-name="P19"/>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re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54415662" text:continue-numbering="true" text:style-name="Outline">
        <text:list-item>
          <text:list>
            <text:list-item>
              <text:list>
                <text:list-item>
                  <text:h text:style-name="P28"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1">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14">$ java -jar vdmjc-2.0.1.jar &lt;-vdmsl | -vdmpp | -vdmrt&gt; [command]</text:p>
      <text:p text:style-name="Preformatted_20_Text"/>
      <text:p text:style-name="Preformatted_20_Text"/>
      <text:p text:style-name="Text_20_body">The behaviour can be changed by settings in a <text:span text:style-name="T1">vdmjc.properties </text:span><text:span text:style-name="T3">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2.0.1.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1">help </text:span><text:span text:style-name="T3">command will always show you what you can do:</text:span></text:p>
      <text:p text:style-name="P16"/>
      <text:p text:style-name="P16">Dialect is VDM_RT</text:p>
      <text:p text:style-name="Preformatted_20_Text">&gt; <text:span text:style-name="T9">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19">&gt;</text:p>
      <text:p text:style-name="P19"/>
      <text:p text:style-name="P19"/>
      <text:p text:style-name="Text_20_body">To load a specification, starting an instance of VDMJ, you use the <text:span text:style-name="T1">load </text:span><text:span text:style-name="T3">command:</text:span></text:p>
      <text:p text:style-name="P19"/>
      <text:p text:style-name="Preformatted_20_Text">&gt; <text:span text:style-name="T9">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Standard error redirected to client</text:p>
      <text:p text:style-name="P19"><text:soft-page-break/>[Id 1: STARTING]&gt; </text:p>
      <text:p text:style-name="P19"/>
      <text:p text:style-name="P19"/>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1">print </text:span><text:span text:style-name="T3">command:</text:span></text:p>
      <text:p text:style-name="Preformatted_20_Text"/>
      <text:p text:style-name="P14">[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5.1.</text:p>
      <text:p text:style-name="Text_20_body">Note that the final state of the system is STOPPED rather than STARTING now. This reflects the way the remote debugging protocol works<text:note text:id="ftn2" text:note-class="footnote"><text:note-citation>2</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14">[Id 1: STOPPED]&gt; p obj1</text:p>
      <text:p text:style-name="Preformatted_20_Text">[Id 1: RUNNING]&gt; </text:p>
      <text:p text:style-name="Preformatted_20_Text">obj1 = A{#2, val:=0}</text:p>
      <text:p text:style-name="Preformatted_20_Text"/>
      <text:p text:style-name="P14">[Id 1: STOPPED]&gt; p obj1.Set(123)</text:p>
      <text:p text:style-name="Preformatted_20_Text">[Id 1: RUNNING]&gt; </text:p>
      <text:p text:style-name="Preformatted_20_Text">obj1.Set(123) = ()</text:p>
      <text:p text:style-name="Preformatted_20_Text">[Id 1: STOPPED]&gt; </text:p>
      <text:p text:style-name="Preformatted_20_Text"/>
      <text:p text:style-name="P14">[Id 1: STOPPED]&gt; p obj1</text:p>
      <text:p text:style-name="Preformatted_20_Text">[Id 1: RUNNING]&gt; </text:p>
      <text:p text:style-name="Preformatted_20_Text">obj1 = A{#2, val:=123}</text:p>
      <text:p text:style-name="P19">[Id 1: STOPPED]&gt;</text:p>
      <text:p text:style-name="P19"/>
      <text:p text:style-name="P19"/>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22"/>
      <text:p text:style-name="Text_20_body">To illustrate threaded debugging, we use the <text:span text:style-name="T1">factorial </text:span><text:span text:style-name="T3">example from the CSK VDM++ manual.</text:span></text:p>
      <text:p text:style-name="Preformatted_20_Text"/>
      <text:p text:style-name="P14">[Id 1: STARTING]&gt; break 35</text:p>
      <text:p text:style-name="Preformatted_20_Text">Breakpoint [1] set</text:p>
      <text:p text:style-name="P14">[Id 1: STARTING]&gt; p new Factorial().factorial(2)</text:p>
      <text:p text:style-name="Preformatted_20_Text">[Id 1: RUNNING]&gt; </text:p>
      <text:p text:style-name="Preformatted_20_Text">[Id 1: BREAK]&gt; </text:p>
      <text:p text:style-name="Preformatted_20_Text"><text:soft-page-break/>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4">[Id 1: BREAK]&gt; threads</text:p>
      <text:p text:style-name="Preformatted_20_Text">Id 1: BREAK</text:p>
      <text:p text:style-name="Preformatted_20_Text">Id 8: BREAK</text:p>
      <text:p text:style-name="P14">[Id 1: BREAK]&gt; thread 8</text:p>
      <text:p text:style-name="P14">[Id 8: BREAK]&gt; p i</text:p>
      <text:p text:style-name="Preformatted_20_Text">[Id 8: BREAK]&gt; </text:p>
      <text:p text:style-name="Preformatted_20_Text">i = 1</text:p>
      <text:p text:style-name="P14">[Id 8: BREAK]&gt; p j</text:p>
      <text:p text:style-name="Preformatted_20_Text">[Id 8: BREAK]&gt; </text:p>
      <text:p text:style-name="Preformatted_20_Text">j = 2</text:p>
      <text:p text:style-name="P14">[Id 8: BREAK]&gt; c</text:p>
      <text:p text:style-name="P14">[Id 8: RUNNING]&gt; thread 1</text:p>
      <text:p text:style-name="P14">[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4">[Id 1: BREAK]&gt; threads</text:p>
      <text:p text:style-name="Preformatted_20_Text">Id 1: BREAK</text:p>
      <text:p text:style-name="Preformatted_20_Text">Id 8: BREAK</text:p>
      <text:p text:style-name="Preformatted_20_Text">Id 9: BREAK</text:p>
      <text:p text:style-name="P14">[Id 1: BREAK]&gt; thread 9</text:p>
      <text:p text:style-name="P14">[Id 9: BREAK]&gt; p j</text:p>
      <text:p text:style-name="Preformatted_20_Text">[Id 9: BREAK]&gt; </text:p>
      <text:p text:style-name="Preformatted_20_Text">j = 1</text:p>
      <text:p text:style-name="P14">[Id 9: BREAK]&gt; c</text:p>
      <text:p text:style-name="P14">[Id 9: RUNNING]&gt; thread 8</text:p>
      <text:p text:style-name="P14">[Id 8: BREAK]&gt; c</text:p>
      <text:p text:style-name="Preformatted_20_Text">[Id 8: RUNNING]&gt; </text:p>
      <text:p text:style-name="Preformatted_20_Text">Thread stopped: Id 9: STOPPED</text:p>
      <text:p text:style-name="P14">[Id 8: RUNNING]&gt; thread 1</text:p>
      <text:p text:style-name="P14">[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4"><text:soft-page-break/>[Id 1: BREAK]&gt; threads</text:p>
      <text:p text:style-name="Preformatted_20_Text">Id 1: BREAK</text:p>
      <text:p text:style-name="Preformatted_20_Text">Id 8: BREAK</text:p>
      <text:p text:style-name="Preformatted_20_Text">Id 10: BREAK</text:p>
      <text:p text:style-name="P14">[Id 1: BREAK]&gt; thread 10</text:p>
      <text:p text:style-name="P14">[Id 10: BREAK]&gt; c</text:p>
      <text:p text:style-name="P14">[Id 10: RUNNING]&gt; thread 8</text:p>
      <text:p text:style-name="P14">[Id 8: BREAK]&gt; c</text:p>
      <text:p text:style-name="Preformatted_20_Text">[Id 8: RUNNING]&gt; </text:p>
      <text:p text:style-name="Preformatted_20_Text">Thread stopped: Id 10: STOPPED</text:p>
      <text:p text:style-name="P14">[Id 8: RUNNING]&gt; thread 1</text:p>
      <text:p text:style-name="P14">[Id 1: BREAK]&gt; c</text:p>
      <text:p text:style-name="Preformatted_20_Text">[Id 1: RUNNING]&gt; </text:p>
      <text:p text:style-name="Preformatted_20_Text">Thread stopped: Id 8: STOPPED</text:p>
      <text:p text:style-name="P14">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1">threads </text:span><text:span text:style-name="T3">command shows that both threads have stopped because of the breakpoint, and the </text:span><text:span text:style-name="T1">thread 8 </text:span><text:span text:style-name="T3">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9">This is confusing, as with the simple command line debugger. But with VDMJC, as with a GUI, you can switch to any thread context you wish at any time.</text:p>
      <text:p text:style-name="P9">Similarly, tracepoints can be used to display variables without stopping:</text:p>
      <text:p text:style-name="P16"/>
      <text:p text:style-name="P14"><text:span text:style-name="T3">[Id 1: STOPPED]&gt; </text:span><text:span text:style-name="T3">trace 35 mk_(i,j)</text:span></text:p>
      <text:p text:style-name="Preformatted_20_Text">[Id 1: STOPPED]&gt; </text:p>
      <text:p text:style-name="Preformatted_20_Text">Created trace [2] show "mk_(i,j)" in 'Multiplier' at line 35:9</text:p>
      <text:p text:style-name="Preformatted_20_Text">35: <text:s/><text:tab/><text:tab/>if i = j then result := i</text:p>
      <text:p text:style-name="P14">[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14">new Factorial().factorial(3) = 6</text:p>
      <text:p text:style-name="Preformatted_20_Text">[Id 1: STOPPED]&gt; </text:p>
      <text:p text:style-name="Preformatted_20_Text">[Id 15: RUNNING] mk_(i,j) = mk_(2, 2) at [2]</text:p>
      <text:p text:style-name="P19">[Id 1: STOPPED]&gt;</text:p>
      <text:p text:style-name="P19"/>
      <text:p text:style-name="P19"/>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1">quit </text:span><text:span text:style-name="T3">command:</text:span></text:p>
      <text:p text:style-name="P16"/>
      <text:p text:style-name="P14"><text:span text:style-name="T3">[Id 1: STOPPED]&gt; </text:span><text:span text:style-name="T3">quit</text:span></text:p>
      <text:p text:style-name="Preformatted_20_Text">Terminating VDMJ process</text:p>
      <text:p text:style-name="P19"><text:soft-page-break/>&gt;</text:p>
      <text:p text:style-name="P19"/>
      <text:p text:style-name="P19"/>
      <text:p text:style-name="Text_20_body">This returns to the original VDMJC prompt, as no specification is now loaded. It does not leave the client immediately (a further <text:span text:style-name="T1">quit </text:span><text:span text:style-name="T3">will do that).</text:span></text:p>
      <text:p text:style-name="Text_20_body"><text:span text:style-name="T3">The other way to start a specification from this point is to use the </text:span><text:span text:style-name="T1">eval </text:span><text:span text:style-name="T3">command rather than </text:span><text:span text:style-name="T1">load</text:span><text:span text:style-name="T3">. This is very similar, except an expression is prompted for at the start, and it is executed via the </text:span><text:span text:style-name="T1">run </text:span><text:span text:style-name="T3">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16"/>
      <text:p text:style-name="Preformatted_20_Text">&gt; <text:span text:style-name="T9">eval factorial.vpp</text:span></text:p>
      <text:p text:style-name="P14">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14">[Id 1: STARTING]&gt; run</text:p>
      <text:p text:style-name="Preformatted_20_Text">[Id 1: RUNNING]&gt; </text:p>
      <text:p text:style-name="Preformatted_20_Text">stdout: 24</text:p>
      <text:p text:style-name="Preformatted_20_Text">[Id 1: STOPPED]&gt; </text:p>
      <text:p text:style-name="Preformatted_20_Text"/>
      <text:list xml:id="list1770786843" text:continue-numbering="true" text:style-name="Outline">
        <text:list-item>
          <text:list>
            <text:list-item>
              <text:h text:style-name="Heading_20_2" text:outline-level="2">Sessions</text:h>
            </text:list-item>
          </text:list>
        </text:list-item>
      </text:list>
      <text:p text:style-name="Text_20_body">The state of a specification (ie. the <text:span text:style-name="T1">state </text:span><text:span text:style-name="T3">sections in a VDM-SL specification, or the static </text:span><text:span text:style-name="T1">instance variables</text:span><text:span text:style-name="T3"> of VDM++ and VDM-RT specifications) is initialized once when the specification is loaded and modified thereafter by operation calls made, for example using the </text:span><text:span text:style-name="T1">print &lt;expression&gt; from the </text:span><text:span text:style-name="T3">command prompt. The state can be restored to its initial state at any time using the </text:span><text:span text:style-name="T1">init </text:span><text:span text:style-name="T3">command.</text:span></text:p>
      <text:p text:style-name="Text_20_body"><text:span text:style-name="T3">For VDM++ and VDM-RT specifications, the state of any background threads, the CPUs they are allocated to, the BUSses that connect them, and the messages waiting to be sent between them are also maintained between command line calls. Though again, the </text:span><text:span text:style-name="T1">init </text:span><text:span text:style-name="T3">command can be used to clear all threads, CPUs, BUSses and messages, and reset the system to its initial state.</text:span></text:p>
      <text:p text:style-name="Text_20_body"><text:span text:style-name="T3">This leads to the concept of a </text:span><text:span text:style-name="T1">session</text:span><text:span text:style-name="T3">, where an interactive sequence of command line operations moves the model between states, just as though the user was a (very slow!) component in the system. A session starts when the model is initialized (or re-initialized). Note that, while the command prompt is waiting for the user to type the next </text:span><text:span text:style-name="T1">print </text:span><text:span text:style-name="T3">command, the thread scheduling and normal BUS activity of the model is suspended - in effect, "time" in the simulation is stopped until the user types the next </text:span><text:span text:style-name="T1">print </text:span><text:span text:style-name="T3">expression, which allows the model to evolve until that expression has completed.</text:span></text:p>
      <text:p text:style-name="Text_20_body"><text:span text:style-name="T3">For example, consider the following VDM++ specification.</text:span></text:p>
      <text:p text:style-name="Preformatted_20_Text"><text:span text:style-name="T3"/></text:p>
      <text:p text:style-name="P23"><text:span text:style-name="T3">class A</text:span></text:p>
      <text:p text:style-name="P23">instance variables</text:p>
      <text:p text:style-name="P23"><text:s text:c="8"/>iv:int := 0;</text:p>
      <text:p text:style-name="P23"/>
      <text:p text:style-name="P23">operations</text:p>
      <text:p text:style-name="P23"><text:s text:c="8"/>private <text:span text:style-name="T14">inc</text:span>: () ==&gt; ()</text:p>
      <text:p text:style-name="P23"><text:s text:c="8"/><text:span text:style-name="T14">inc</text:span>() == iv := iv + 1;</text:p>
      <text:p text:style-name="P23"><text:s text:c="7"/></text:p>
      <text:p text:style-name="P23"><text:s text:c="8"/>public get: () ==&gt; <text:span text:style-name="T14">int</text:span></text:p>
      <text:p text:style-name="P23"><text:s text:c="8"/>get() == return iv;</text:p>
      <text:p text:style-name="P23"/>
      <text:p text:style-name="P23"><text:s text:c="8"/>private run: () ==&gt; ()</text:p>
      <text:p text:style-name="P23"><text:s text:c="8"/>run() == while true do <text:span text:style-name="T14">inc</text:span>();</text:p>
      <text:p text:style-name="P23"/>
      <text:p text:style-name="P23"><text:s text:c="8"/>public static go: A ==&gt; ()</text:p>
      <text:p text:style-name="P23"><text:s text:c="8"/>go(a) == start(a);</text:p>
      <text:p text:style-name="P23"/>
      <text:p text:style-name="P23"><text:soft-page-break/>sync</text:p>
      <text:p text:style-name="P23"><text:s text:c="8"/>per <text:span text:style-name="T14">inc</text:span> =&gt; #fin(get) &gt; #fin(<text:span text:style-name="T14">inc</text:span>);</text:p>
      <text:p text:style-name="P23"><text:s text:c="8"/>per get =&gt; #fin(get) = #fin(<text:span text:style-name="T14">inc</text:span>);</text:p>
      <text:p text:style-name="P23"/>
      <text:p text:style-name="P23">thread</text:p>
      <text:p text:style-name="P23"><text:s text:c="8"/>run();</text:p>
      <text:p text:style-name="P23"/>
      <text:p text:style-name="P23">end A</text:p>
      <text:p text:style-name="P23"/>
      <text:p text:style-name="P29"><text:span text:style-name="T3">The model has a single instance variable, </text:span><text:span text:style-name="T1">iv</text:span><text:span text:style-name="T3">, which is incremented by the private </text:span><text:span text:style-name="T1">inc </text:span><text:span text:style-name="T3">operation, which is called in an infinite loop by the run operation, which in turn is the body of a thread. The thread is started by a static </text:span><text:span text:style-name="T1">go </text:span><text:span text:style-name="T3">operation. Permission predicates in the </text:span><text:span text:style-name="T1">sync </text:span><text:span text:style-name="T3">section mean that the </text:span><text:span text:style-name="T1">inc </text:span><text:span text:style-name="T3">operation can only be called once the </text:span><text:span text:style-name="T1">get </text:span><text:span text:style-name="T3">operation has "seen" each particular value of </text:span><text:span text:style-name="T1">iv</text:span><text:span text:style-name="T3">. So to test this model, we have to call </text:span><text:span text:style-name="T1">go</text:span><text:span text:style-name="T3">, and then make successive calls to </text:span><text:span text:style-name="T1">get. </text:span><text:span text:style-name="T3">We expect that the background thread will continue running in between calls. For example:</text:span></text:p>
      <text:p text:style-name="Preformatted_20_Text"><text:span text:style-name="T3"/></text:p>
      <text:p text:style-name="Preformatted_20_Text"><text:span text:style-name="T3">Parsed 1 class in 0.829 secs. No syntax errors</text:span></text:p>
      <text:p text:style-name="Preformatted_20_Text"><text:span text:style-name="T3">Type checked 1 class in 0.064 secs. No type errors</text:span></text:p>
      <text:p text:style-name="Preformatted_20_Text"><text:span text:style-name="T4">Initialized 1 class in 0.128 secs.</text:span><text:span text:style-name="T3"> </text:span></text:p>
      <text:p text:style-name="Preformatted_20_Text"><text:span text:style-name="T3">Interpreter started</text:span></text:p>
      <text:p text:style-name="Preformatted_20_Text"><text:span text:style-name="T4">&gt; create a := new A()</text:span></text:p>
      <text:p text:style-name="P14"><text:span text:style-name="T3">&gt; p a</text:span></text:p>
      <text:p text:style-name="P15"><text:span text:style-name="T3">= A{#1, iv:=0}</text:span></text:p>
      <text:p text:style-name="P15"><text:span text:style-name="T3">Executed in 0.0050 secs. </text:span></text:p>
      <text:p text:style-name="P14"><text:span text:style-name="T3">&gt; threads</text:span></text:p>
      <text:p text:style-name="P15"><text:span text:style-name="T3">No threads running</text:span></text:p>
      <text:p text:style-name="P14"><text:span text:style-name="T3">&gt; p a.get()</text:span></text:p>
      <text:p text:style-name="P15"><text:span text:style-name="T3">= 0</text:span></text:p>
      <text:p text:style-name="P15"><text:span text:style-name="T3">Executed in 0.012 secs. </text:span></text:p>
      <text:p text:style-name="P14"><text:span text:style-name="T3">&gt; threads</text:span></text:p>
      <text:p text:style-name="P15"><text:span text:style-name="T3">No threads running</text:span></text:p>
      <text:p text:style-name="P14"><text:span text:style-name="T3">&gt; p go(a)</text:span></text:p>
      <text:p text:style-name="P15"><text:span text:style-name="T3">= ()</text:span></text:p>
      <text:p text:style-name="P15"><text:span text:style-name="T3">Executed in 0.017 secs. </text:span></text:p>
      <text:p text:style-name="P14"><text:span text:style-name="T3">&gt; threads</text:span></text:p>
      <text:p text:style-name="P15"><text:span text:style-name="T3">ObjectThread-10 (</text:span><text:span text:style-name="T4">RUNNABLE</text:span><text:span text:style-name="T3">)</text:span></text:p>
      <text:p text:style-name="P14"><text:span text:style-name="T3">&gt; p a</text:span></text:p>
      <text:p text:style-name="P15"><text:span text:style-name="T3">= A{#1, iv:=1}</text:span></text:p>
      <text:p text:style-name="P15"><text:span text:style-name="T3">Executed in 0.0060 secs. </text:span></text:p>
      <text:p text:style-name="P14"><text:span text:style-name="T3">&gt; threads</text:span></text:p>
      <text:p text:style-name="P15"><text:span text:style-name="T3">ObjectThread-10 (</text:span><text:span text:style-name="T4">WAITING</text:span><text:span text:style-name="T3">)</text:span></text:p>
      <text:p text:style-name="P14"><text:span text:style-name="T3">&gt; p a.get()</text:span></text:p>
      <text:p text:style-name="P15"><text:span text:style-name="T3">= 1</text:span></text:p>
      <text:p text:style-name="P15"><text:span text:style-name="T3">Executed in 0.019 secs. </text:span></text:p>
      <text:p text:style-name="P14"><text:span text:style-name="T3">&gt; threads</text:span></text:p>
      <text:p text:style-name="P15"><text:span text:style-name="T3">ObjectThread-10 (</text:span><text:span text:style-name="T4">RUNNABLE</text:span><text:span text:style-name="T3">)</text:span></text:p>
      <text:p text:style-name="P14"><text:span text:style-name="T3">&gt; p a</text:span></text:p>
      <text:p text:style-name="P15"><text:span text:style-name="T3">= A{#1, iv:=2}</text:span></text:p>
      <text:p text:style-name="P15"><text:span text:style-name="T3">Executed in 0.0080 secs. </text:span></text:p>
      <text:p text:style-name="P14"><text:span text:style-name="T3">&gt; threads</text:span></text:p>
      <text:p text:style-name="P15"><text:span text:style-name="T3">ObjectThread-10 (</text:span><text:span text:style-name="T4">WAITING</text:span><text:span text:style-name="T3">)</text:span></text:p>
      <text:p text:style-name="Preformatted_20_Text"><text:span text:style-name="T5">&gt; </text:span><text:span text:style-name="T3"><text:s/></text:span></text:p>
      <text:p text:style-name="Preformatted_20_Text"><text:span text:style-name="T3"/></text:p>
      <text:p text:style-name="Text_20_body"><text:span text:style-name="T3">This illustrates a single session. Initially there are no threads running, as the </text:span><text:span text:style-name="T1">threads </text:span><text:span text:style-name="T3">command shows. The call to </text:span><text:span text:style-name="T1">go(a)</text:span><text:span text:style-name="T3"> creates a thread for object </text:span><text:span text:style-name="T1">a </text:span><text:span text:style-name="T3">and successive calls to </text:span><text:span text:style-name="T1">a.get() </text:span><text:span text:style-name="T3">return the value of the </text:span><text:span text:style-name="T1">iv </text:span><text:span text:style-name="T3">state variable. The thread continues to run in the background between calls to </text:span><text:span text:style-name="T1">a.get()</text:span><text:span text:style-name="T3">.</text:span></text:p>
      <text:p text:style-name="Text_20_body"><text:span text:style-name="T3">Note that immediately after a call to </text:span><text:span text:style-name="T1">get</text:span><text:span text:style-name="T3">, the thread is in state </text:span><text:span text:style-name="T1">RUNNABLE</text:span><text:span text:style-name="T3">. This is because as soon as the </text:span><text:span text:style-name="T1">get </text:span><text:span text:style-name="T3">operation has been called, its </text:span><text:span text:style-name="T1">#fin </text:span><text:span text:style-name="T3">counter is incremented and the thread is then immediately RUNNABLE as it now passes the permission predicate. However, execution returns to the command line immediately after the </text:span><text:span text:style-name="T1">get </text:span><text:span text:style-name="T3">operation so the thread scheduler will not actually run the thread (ie. call </text:span><text:span text:style-name="T1">inc</text:span><text:span text:style-name="T3">) until the next </text:span><text:span text:style-name="T1">get(a) </text:span><text:span text:style-name="T3">call (or any other operation that resumes the model). If we resume the model with a simple </text:span><text:span text:style-name="T1">print a </text:span><text:span text:style-name="T3">command, the background thread resumes but finds that after the increment it must wait for the next </text:span><text:span text:style-name="T1">get </text:span><text:span text:style-name="T3">call, and so enters state WAITING as expected.</text:span></text:p>
      <text:list xml:id="list893529307" text:continue-numbering="true" text:style-name="Outline">
        <text:list-item>
          <text:list>
            <text:list-item>
              <text:h text:style-name="Heading_20_2" text:outline-level="2"><text:soft-page-break/>Standard Libraries</text:h>
            </text:list-item>
          </text:list>
        </text:list-item>
      </text:list>
      <text:p text:style-name="Text_20_body">There are three standard libraries available to VDMJ: <text:span text:style-name="T1">IO, MATH </text:span><text:span text:style-name="T3">and </text:span><text:span text:style-name="T1">VDMUtil</text:span><text:span text:style-name="T3">. <text:s/>These enable the interpreter to call out to standard library functions in Java, for example to read data from a file or to perform various mathematical functions.</text:span></text:p>
      <text:p text:style-name="Text_20_body"><text:span text:style-name="T3">To use a library, your specification must include one or more of the VDM source files for the library. These provide a bridge from VDM to the native Java library, using the facilities for making native calls built into VDMJ (see [10]). The VDM library source files were originally written by CSK Systems Inc. as part of </text:span><text:span text:style-name="T1">VDMTools</text:span><text:span text:style-name="T3">, but they are distributed freely with the Overture project.</text:span></text:p>
      <text:p text:style-name="Text_20_body"><text:span text:style-name="T3">For example, the following simple VDM function calls the sine function from the MATH library, assuming the VDM-SL source is located in </text:span><text:span text:style-name="T1">stdlib/MATH.vdm</text:span><text:span text:style-name="T3">. Note that the test uses the constant </text:span><text:span text:style-name="T1">MATH`pi</text:span><text:span text:style-name="T3">.</text:span></text:p>
      <text:p text:style-name="Preformatted_20_Text"/>
      <text:p text:style-name="Preformatted_20_Text">functions</text:p>
      <text:p text:style-name="Preformatted_20_Text"><text:tab/>sin: real -&gt; real</text:p>
      <text:p text:style-name="Preformatted_20_Text"><text:tab/>sin(radians) == MATH`sin(radians);</text:p>
      <text:p text:style-name="Preformatted_20_Text"/>
      <text:p text:style-name="Preformatted_20_Text"/>
      <text:p text:style-name="P17">$ java -jar vdmj-2.0.1.jar -vdmsl -i test.vdm stdlib/MATH.vdm</text:p>
      <text:p text:style-name="P16">Parsed 2 modules in 0.282 secs. No syntax errors</text:p>
      <text:p text:style-name="P16">Type checked 2 modules in 0.016 secs. No type errors</text:p>
      <text:p text:style-name="P16">Initialized 2 modules in 0.062 secs.</text:p>
      <text:p text:style-name="P16">Interpreter started</text:p>
      <text:p text:style-name="P17">&gt; p sin(MATH`pi/4)</text:p>
      <text:p text:style-name="P16">= 0.7071067811865475</text:p>
      <text:p text:style-name="P16">Executed in 0.016 secs.</text:p>
      <text:p text:style-name="P16">&gt;</text:p>
      <text:list xml:id="list617747359" text:continue-numbering="true" text:style-name="Outline">
        <text:list-item>
          <text:h text:style-name="Heading_20_1" text:outline-level="1">Combinatorial Testing</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1">Combinatorial Testing</text:span><text:span text:style-name="T3"> [7].</text:span></text:p>
      <text:p text:style-name="P9">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3">To provide this, a class or module may define a "traces" section that defines an arbitrary number of trace specifications. Each of these is a </text:span><text:span text:style-name="T1">pattern </text:span><text:span text:style-name="T3">which expands into a number of operation call sequences to be made against one or more instances of the classes under test (which is usually not the class with the traces definition).</text:span></text:p>
      <text:p text:style-name="P9">For example:</text:p>
      <text:p text:style-name="P16"/>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8">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6">class Tester</text:p>
      <text:p text:style-name="P16">instance variables</text:p>
      <text:p text:style-name="P16"><text:tab/>obj:Tested := new Tested();</text:p>
      <text:p text:style-name="P16"/>
      <text:p text:style-name="P16">traces</text:p>
      <text:p text:style-name="P16"><text:tab/>test1: obj.op1();</text:p>
      <text:p text:style-name="P16"><text:tab/>test2: obj.op1(); obj.op1(); obj.op1();</text:p>
      <text:p text:style-name="P16"/>
      <text:p text:style-name="P16">end Tester</text:p>
      <text:p text:style-name="P16"/>
      <text:p text:style-name="P16"/>
      <text:p text:style-name="P9">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1">runtrace</text:span> command to execute such traces.</text:p>
      <text:p text:style-name="P9">If this specification is loaded into the VDMJ interpreter, the following output is produced:</text:p>
      <text:p text:style-name="P16"/>
      <text:p text:style-name="P14">&gt; runtrace Tester`test1</text:p>
      <text:p text:style-name="Preformatted_20_Text">Test 1 = obj.op1()</text:p>
      <text:p text:style-name="Preformatted_20_Text">Result = [1, PASSED]</text:p>
      <text:p text:style-name="Preformatted_20_Text">Executed in 0.04 secs.</text:p>
      <text:p text:style-name="Preformatted_20_Text"/>
      <text:p text:style-name="P14">&gt; runtrace Tester`test2</text:p>
      <text:p text:style-name="Preformatted_20_Text">Test 1 = obj.op1(); obj.op1(); obj.op1()</text:p>
      <text:p text:style-name="Preformatted_20_Text">Result = [1, 2, 3, PASSED]</text:p>
      <text:p text:style-name="Preformatted_20_Text">Executed in 0.011 secs. </text:p>
      <text:p text:style-name="Preformatted_20_Text"/>
      <text:p text:style-name="Preformatted_20_Text"/>
      <text:p text:style-name="Text_20_body">Each test first prints out the sequences of calls they will make. Both traces only produce one test sequence so they are both called "Test 1", but there can be several (see below). Then each test sequence is executed, printing out a sequence of results from the operation steps, followed by a <text:span text:style-name="T1">verdict </text:span><text:span text:style-name="T3">on how the test sequence completed.</text:span></text:p>
      <text:p text:style-name="P9">Suppose, based on the tests above, that the Tested class was really designed to have the op1 operation called a number of times in sequence. We've tested one call, and three calls. But what <text:soft-page-break/>about testing two, or a hundred and two, and everything in between? Rather than specifying all these test cases individually, combinatorial testing allows you to specify repetition patterns for operation calls. So, for example, if test2 is changed to</text:p>
      <text:p text:style-name="P16"/>
      <text:p text:style-name="Preformatted_20_Text"><text:span text:style-name="T3"><text:tab/>test2: obj.op1()</text:span><text:span text:style-name="T4">{1,5}</text:span></text:p>
      <text:p text:style-name="P16"/>
      <text:p text:style-name="P16"/>
      <text:p text:style-name="P9">That indicates that the op1 call is to be made once, then twice, then three times and so on, up to five times – ie. this single trace specification actually describes five separate tests:</text:p>
      <text:p text:style-name="P16"/>
      <text:p text:style-name="P17">&gt; runtrace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9">Notice that now there are five tests listed, Test 1 to Test 5, and that they each has one more op1 call than the previous test. Note also that the object being tested has been <text:span text:style-name="T1">initialized</text:span> between each test – since the results start at 1 every time.</text:p>
      <text:p text:style-name="P9">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23"><text:tab/><text:tab/>let x in set {1,...,10} be <text:span text:style-name="T6">st</text:span> x <text:span text:style-name="T6">mod</text:span> 2 = 0 in</text:p>
      <text:p text:style-name="Preformatted_20_Text"><text:tab/><text:tab/><text:tab/>let y = x + 1 in</text:p>
      <text:p text:style-name="P23"><text:tab/><text:tab/><text:tab/><text:tab/>(<text:span text:style-name="T6">obj</text:span>.op1(); <text:span text:style-name="T6">obj</text:span>.op2(x,y){1,2} | <text:span text:style-name="T6">obj</text:span>.op1())</text:p>
      <text:p text:style-name="P23"/>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4">&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st 7 = obj.op1(); obj.op2(6, 7)</text:p>
      <text:p text:style-name="Preformatted_20_Text">Result = [1, 14, PASSED]</text:p>
      <text:p text:style-name="Preformatted_20_Text">Test 8 = obj.op1(); obj.op2(6, 7); obj.op2(6, 7)</text:p>
      <text:p text:style-name="Preformatted_20_Text">Result = [1, 14, 27, PASSED]</text:p>
      <text:p text:style-name="Preformatted_20_Text"><text:soft-page-break/>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19">Executed in 0.032 secs.</text:p>
      <text:p text:style-name="P19"/>
      <text:p text:style-name="P19"/>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23"><text:tab/>public op2: <text:span text:style-name="T6">int</text:span> * <text:span text:style-name="T6">int</text:span> ==&gt; <text:span text:style-name="T6">int</text:span></text:p>
      <text:p text:style-name="P23"><text:tab/><text:tab/>op2(x, y) == ( total := total + x + y; return total; )</text:p>
      <text:p text:style-name="P23"><text:tab/><text:tab/>post total &lt; 10;</text:p>
      <text:p text:style-name="Preformatted_20_Text">...</text:p>
      <text:p text:style-name="Preformatted_20_Text"/>
      <text:p text:style-name="P14">&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9">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9">FAILED</text:span>]</text:p>
      <text:p text:style-name="Preformatted_20_Text">Test 5 = obj.op1(); obj.op2(4, 5); obj.op2(4, 5)</text:p>
      <text:p text:style-name="Preformatted_20_Text">Test 5 <text:span text:style-name="T9">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list xml:id="list1481055504" text:continue-numbering="true" text:style-name="Outline">
        <text:list-item>
          <text:list>
            <text:list-item>
              <text:h text:style-name="Heading_20_2" text:outline-level="2"><text:soft-page-break/>Debugging Tests</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1">runtrace</text:span> command, which will cause just one test to be executed – and therefore debugged in isolation. For example:</text:p>
      <text:p text:style-name="Preformatted_20_Text"/>
      <text:p text:style-name="Preformatted_20_Text">traces</text:p>
      <text:p text:style-name="Preformatted_20_Text"><text:span text:style-name="T10"><text:tab/>T1: let x in set {111, 222} in obj.</text:span><text:span text:style-name="T7">op</text:span><text:span text:style-name="T13">(x){1, 3}</text:span></text:p>
      <text:p text:style-name="Preformatted_20_Text"/>
      <text:p text:style-name="Preformatted_20_Text"/>
      <text:p text:style-name="P20">&gt; runtrace Tester`T1<text:tab/><text:tab/>-- run everything, as before</text:p>
      <text:p text:style-name="Preformatted_20_Text">Test 1 = a1.op(111)</text:p>
      <text:p text:style-name="Preformatted_20_Text">Result = [111, PASSED]</text:p>
      <text:p text:style-name="Preformatted_20_Text">Test 2 = a1.op(111); a1.op(111)</text:p>
      <text:p text:style-name="Preformatted_20_Text">Result = [111, 222, PASSED]</text:p>
      <text:p text:style-name="Preformatted_20_Text">Test 3 = a1.op(111); a1.op(111); a1.op(111)</text:p>
      <text:p text:style-name="Preformatted_20_Text">Result = [111, 222, 333, PASSED]</text:p>
      <text:p text:style-name="Preformatted_20_Text">Test 4 = a1.op(222)</text:p>
      <text:p text:style-name="Preformatted_20_Text">Result = [222, PASSED]</text:p>
      <text:p text:style-name="Preformatted_20_Text">Test 5 = a1.op(222); a1.op(222)</text:p>
      <text:p text:style-name="Preformatted_20_Text">Result = [222, 444, PASSED]</text:p>
      <text:p text:style-name="Preformatted_20_Text">Test 6 = a1.op(222); a1.op(222); a1.op(222)</text:p>
      <text:p text:style-name="Preformatted_20_Text">Result = [222, 444, 666, PASSED]</text:p>
      <text:p text:style-name="Preformatted_20_Text">= ()</text:p>
      <text:p text:style-name="Preformatted_20_Text">Executed in 0.016 secs.</text:p>
      <text:p text:style-name="Preformatted_20_Text"/>
      <text:p text:style-name="P20">&gt; runtrace Tester`T1 5<text:tab/><text:tab/>-- just run test 5</text:p>
      <text:p text:style-name="Preformatted_20_Text">Test 5 = a1.op(222); a1.op(222)</text:p>
      <text:p text:style-name="Preformatted_20_Text">Result = [222, 444, PASSED]</text:p>
      <text:p text:style-name="Preformatted_20_Text">= ()</text:p>
      <text:p text:style-name="Preformatted_20_Text">Executed in 0.0 secs.</text:p>
      <text:p text:style-name="Preformatted_20_Text"/>
      <text:p text:style-name="P14">&gt; break op</text:p>
      <text:p text:style-name="Preformatted_20_Text">Created break [1] in 'Tested' (test.vpp) at line 10:18</text:p>
      <text:p text:style-name="Preformatted_20_Text">10: <text:s/><text:tab/><text:tab/>op(a) == ( total := total + a; return total; );</text:p>
      <text:p text:style-name="P14">&gt; runtrace Tester`T1 5</text:p>
      <text:p text:style-name="Preformatted_20_Text">Stopped break [1] in 'Tested' (test.vpp) at line 10:18</text:p>
      <text:p text:style-name="Preformatted_20_Text">10: <text:s/><text:tab/><text:tab/>op(a) == ( total := total + a; return total; );</text:p>
      <text:p text:style-name="P14">[CTMainThread-14]&gt; p total</text:p>
      <text:p text:style-name="Preformatted_20_Text">total = 0</text:p>
      <text:p text:style-name="P14">[CTMainThread-14]&gt; c</text:p>
      <text:p text:style-name="Preformatted_20_Text">Stopped break [1] in 'Tested' (test.vpp) at line 10:18</text:p>
      <text:p text:style-name="Preformatted_20_Text">10: <text:s/><text:tab/><text:tab/>op(a) == ( total := total + a; return total; );</text:p>
      <text:p text:style-name="P14">[CTMainThread-14]&gt; p total</text:p>
      <text:p text:style-name="Preformatted_20_Text">total = 222</text:p>
      <text:p text:style-name="P14">[CTMainThread-14]&gt; p a</text:p>
      <text:p text:style-name="Preformatted_20_Text">a = 222</text:p>
      <text:p text:style-name="P14">[CTMainThread-14]&gt; c</text:p>
      <text:p text:style-name="Preformatted_20_Text">Test 5 = obj.op(222); obj.op(222)</text:p>
      <text:p text:style-name="Preformatted_20_Text">Result = [222, 444, PASSED]</text:p>
      <text:p text:style-name="Preformatted_20_Text">Executed in 40.773 secs. </text:p>
      <text:p text:style-name="Preformatted_20_Text">&gt; </text:p>
      <text:p text:style-name="Preformatted_20_Text"/>
      <text:p text:style-name="P14">&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ext:soft-page-break/>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23">class A</text:p>
      <text:p text:style-name="P23">operations</text:p>
      <text:p text:style-name="P23"><text:tab/>public <text:span text:style-name="T6">op</text:span>: <text:span text:style-name="T6">int</text:span> * <text:span text:style-name="T6">int</text:span> ==&gt; ()</text:p>
      <text:p text:style-name="P23"><text:tab/><text:span text:style-name="T6">op</text:span>(a, b) == let - = a/b in skip;</text:p>
      <text:p text:style-name="P23"><text:tab/></text:p>
      <text:p text:style-name="P23">end A</text:p>
      <text:p text:style-name="P23"/>
      <text:p text:style-name="P23">class B</text:p>
      <text:p text:style-name="P23">instance variables</text:p>
      <text:p text:style-name="P23"><text:tab/>obj:A := new A();</text:p>
      <text:p text:style-name="P23"><text:tab/></text:p>
      <text:p text:style-name="P23">traces</text:p>
      <text:p text:style-name="P23"><text:tab/>T: let x in set {-1, 0, 1} in <text:span text:style-name="T6">obj</text:span>.<text:span text:style-name="T6">op</text:span>(1, x);</text:p>
      <text:p text:style-name="P23"><text:tab/></text:p>
      <text:p text:style-name="P24">end B</text:p>
      <text:p text:style-name="P24"/>
      <text:p text:style-name="P24"/>
      <text:p text:style-name="Text_20_body">If we simply run the B`T test, this will produce a result with a divide by zero error in the 2nd test:</text:p>
      <text:p text:style-name="Preformatted_20_Text"/>
      <text:p text:style-name="P14">&gt; runtrace B`T</text:p>
      <text:p text:style-name="Preformatted_20_Text">Test 1 = obj.op(1, -1)</text:p>
      <text:p text:style-name="Preformatted_20_Text">Result = [(), PASSED]</text:p>
      <text:p text:style-name="Preformatted_20_Text">Test 2 = obj.op(1, 0)</text:p>
      <text:p text:style-name="Preformatted_20_Text">Result = [Error 4134: Infinite or NaN trouble in 'A' at line 4:26, FAILED]</text:p>
      <text:p text:style-name="Preformatted_20_Text">Test 3 = obj.op(1, 1)</text:p>
      <text:p text:style-name="Preformatted_20_Text">Result = [(), PASSED]</text:p>
      <text:p text:style-name="Preformatted_20_Text">Executed in 0.031 secs. </text:p>
      <text:p text:style-name="P19">&gt; </text:p>
      <text:p text:style-name="Preformatted_20_Text"/>
      <text:p text:style-name="Text_20_body">So we might try to set a breakpoint on the operation, re-run just the second test and step into the evaluation.</text:p>
      <text:p text:style-name="Preformatted_20_Text"/>
      <text:p text:style-name="P14">&gt; break op</text:p>
      <text:p text:style-name="Preformatted_20_Text">Created break [1] in 'A' (CT.vpp) at line 4:17</text:p>
      <text:p text:style-name="Preformatted_20_Text">4: <text:s/><text:tab/>op(a, b) == let - = a/b in skip;</text:p>
      <text:p text:style-name="P14">&gt; runtrace B`T 2</text:p>
      <text:p text:style-name="Preformatted_20_Text">Stopped break [1] in 'A' (CT.vpp) at line 4:17</text:p>
      <text:p text:style-name="Preformatted_20_Text">4: <text:s/><text:tab/>op(a, b) == let - = a/b in skip;</text:p>
      <text:p text:style-name="P14">[CTMainThread-14]&gt; n</text:p>
      <text:p text:style-name="Preformatted_20_Text">Test 2 = obj.op(1, 0)</text:p>
      <text:p text:style-name="Preformatted_20_Text">Result = [Error 4134: Infinite or NaN trouble in 'A' at line 4:26, FAILED]</text:p>
      <text:p text:style-name="Preformatted_20_Text">Executed in 3.516 secs. </text:p>
      <text:p text:style-name="Preformatted_20_Text">&gt;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1">do </text:span><text:span text:style-name="T3">trap into the debugger, you can start them with a different command: </text:span><text:span text:style-name="T1">debugtrace</text:span><text:span text:style-name="T3">. In this mode, we don't need the breakpoint to let us "step up to" the error, we can just let it run until it fails, and traps into the debugger.</text:span></text:p>
      <text:p text:style-name="Preformatted_20_Text"/>
      <text:p text:style-name="P20">&gt; remove 1</text:p>
      <text:p text:style-name="P19">Cleared break [1] in 'A' (CT.vpp) at line 4:17</text:p>
      <text:p text:style-name="P19">4: <text:s/><text:tab/>op(a, b) == let - = a/b in skip;</text:p>
      <text:p text:style-name="P20">&gt; debugtrace B`T 2</text:p>
      <text:p text:style-name="P21">Error 4134: Infinite or NaN trouble in 'A' at line 4:26</text:p>
      <text:p text:style-name="P19"><text:soft-page-break/>Stopped in 'A' (CT.vpp) at line 4:26</text:p>
      <text:p text:style-name="P19">4: <text:s/><text:tab/>op(a, b) == let - = a/b in skip;</text:p>
      <text:p text:style-name="P20">[CTMainThread-15]&gt; p a</text:p>
      <text:p text:style-name="P19">a = 1</text:p>
      <text:p text:style-name="P20">[CTMainThread-15]&gt; p b</text:p>
      <text:p text:style-name="P19">b = 0</text:p>
      <text:p text:style-name="P14">[CTMainThread-15]&gt; stack</text:p>
      <text:p text:style-name="Preformatted_20_Text">Stopped [CTMainThread-15] in 'A' (CT.vpp) at line 4:26</text:p>
      <text:p text:style-name="Preformatted_20_Text">In context of let statement in 'A' (CT.vpp) at line 4:17</text:p>
      <text:p text:style-name="Preformatted_20_Text"><text:tab/>self = A{#11}</text:p>
      <text:p text:style-name="Preformatted_20_Text"><text:tab/>b = 0</text:p>
      <text:p text:style-name="Preformatted_20_Text"><text:tab/>a = 1</text:p>
      <text:p text:style-name="Preformatted_20_Text">In object context of op(a, b) in 'B' (CT.vpp) at line 13:35</text:p>
      <text:p text:style-name="Preformatted_20_Text">In object context of B() in 'B' (CT.vpp) at line 8:7</text:p>
      <text:p text:style-name="Preformatted_20_Text">In root context of public static environment</text:p>
      <text:p text:style-name="P14">[CTMainThread-15]&gt; c</text:p>
      <text:p text:style-name="P19">Test 2 = obj.op(1, 0)</text:p>
      <text:p text:style-name="P19">Result = [Error 4134: Infinite or NaN trouble in 'A' at line 4:26, FAILED]</text:p>
      <text:p text:style-name="P19">Executed in 14.093 secs. </text:p>
      <text:p text:style-name="P19">&gt; </text:p>
      <text:list xml:id="list277221638" text:continue-numbering="true" text:style-name="Outline">
        <text:list-item>
          <text:list>
            <text:list-item>
              <text:h text:style-name="Heading_20_2" text:outline-level="2">Filtering Tests</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100} in obj.op(x){1,3};</text:p>
      <text:p text:style-name="Preformatted_20_Text"/>
      <text:p text:style-name="Preformatted_20_Text"/>
      <text:p text:style-name="Text_20_body">That generates 300 tests...</text:p>
      <text:p text:style-name="Preformatted_20_Text"/>
      <text:p text:style-name="P14">&gt; runtrace B`T</text:p>
      <text:p text:style-name="Preformatted_20_Text">Test 1 = obj.op(1)</text:p>
      <text:p text:style-name="Preformatted_20_Text">Result = [(), PASSED]</text:p>
      <text:p text:style-name="Preformatted_20_Text">Test 2 = obj.op(1); obj.op(1)</text:p>
      <text:p text:style-name="Preformatted_20_Text">Result = [(), (), PASSED]</text:p>
      <text:p text:style-name="Preformatted_20_Text">Test 3 = obj.op(1); obj.op(1); obj.op(1)</text:p>
      <text:p text:style-name="Preformatted_20_Text">Result = [(), (), (), PASSED]</text:p>
      <text:p text:style-name="Preformatted_20_Text">Test 4 = obj.op(2)</text:p>
      <text:p text:style-name="Preformatted_20_Text">Result = [(), PASSED]</text:p>
      <text:p text:style-name="Preformatted_20_Text">...</text:p>
      <text:p text:style-name="Preformatted_20_Text">Test 298 = obj.op(100)</text:p>
      <text:p text:style-name="Preformatted_20_Text">Result = [(), PASSED]</text:p>
      <text:p text:style-name="Preformatted_20_Text">Test 299 = obj.op(100); obj.op(100)</text:p>
      <text:p text:style-name="Preformatted_20_Text">Result = [(), (), PASSED]</text:p>
      <text:p text:style-name="Preformatted_20_Text">Test 300 = obj.op(100); obj.op(100); obj.op(100)</text:p>
      <text:p text:style-name="Preformatted_20_Text">Result = [(), (), (), PASSED]</text:p>
      <text:p text:style-name="Preformatted_20_Text">Executed in 0.657 secs. </text:p>
      <text:p text:style-name="Preformatted_20_Text">&gt; </text:p>
      <text:p text:style-name="Preformatted_20_Text"/>
      <text:p text:style-name="Preformatted_20_Text"/>
      <text:p text:style-name="Text_20_body">You can see how a similar trace could generate thousands or millions of tests. So to reduce the number of tests executed, we can use a <text:span text:style-name="T1">filter </text:span><text:span text:style-name="T3">command. This is a global setting that applies to all combinatorial tests. The simplest way to use the command is to specify a percentage of the tests you </text:span><text:span text:style-name="T3">want to run – say 10%.</text:span></text:p>
      <text:p text:style-name="P14">&gt; filter 10</text:p>
      <text:p text:style-name="Preformatted_20_Text"><text:soft-page-break/>Trace filter currently 10.0% RANDOM</text:p>
      <text:p text:style-name="P14">&gt; runtrace B`T</text:p>
      <text:p text:style-name="Preformatted_20_Text">Test 1 = obj.op(7); obj.op(7)</text:p>
      <text:p text:style-name="Preformatted_20_Text">Result = [(), (), PASSED]</text:p>
      <text:p text:style-name="Preformatted_20_Text">Test 2 = obj.op(8); obj.op(8); obj.op(8)</text:p>
      <text:p text:style-name="Preformatted_20_Text">Result = [(), (), (), PASSED]</text:p>
      <text:p text:style-name="Preformatted_20_Text">...</text:p>
      <text:p text:style-name="Preformatted_20_Text">Test 29 = obj.op(92); obj.op(92); obj.op(92)</text:p>
      <text:p text:style-name="Preformatted_20_Text">Result = [(), (), (), PASSED]</text:p>
      <text:p text:style-name="Preformatted_20_Text">Test 30 = obj.op(96); obj.op(96)</text:p>
      <text:p text:style-name="Preformatted_20_Text">Result = [(), (), PASSED]</text:p>
      <text:p text:style-name="Preformatted_20_Text">Executed in 0.078 secs. </text:p>
      <text:p text:style-name="Preformatted_20_Text">&gt;</text:p>
      <text:p text:style-name="Preformatted_20_Text"/>
      <text:p text:style-name="Preformatted_20_Text"/>
      <text:p text:style-name="Text_20_body">Notice that now we only generate 30 tests (10% of 300). The 30 we get are selected at random from the 300, so from the arguments passed you can see the first one is number 7, then 8, and the last two are 92 and 96. If you run the test again <text:span text:style-name="T1">you will get precisely the same selection of tests</text:span><text:span text:style-name="T3">. This is important, because you want the selection to be repeatable while you are testing.</text:span></text:p>
      <text:p text:style-name="P9">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14">&gt; filter 1</text:p>
      <text:p text:style-name="Preformatted_20_Text">Trace filter currently 1.0% RANDOM</text:p>
      <text:p text:style-name="P14">&gt; runtrace B`T</text:p>
      <text:p text:style-name="Preformatted_20_Text">Test 1 = obj.op(2); obj.op(2); obj.op(2)</text:p>
      <text:p text:style-name="Preformatted_20_Text">Result = [(), (), (), PASSED]</text:p>
      <text:p text:style-name="Preformatted_20_Text">Test 2 = obj.op(60); obj.op(60); obj.op(60)</text:p>
      <text:p text:style-name="Preformatted_20_Text">Result = [(), (), (), PASSED]</text:p>
      <text:p text:style-name="Preformatted_20_Text">Test 3 = obj.op(68)</text:p>
      <text:p text:style-name="Preformatted_20_Text">Result = [(), PASSED]</text:p>
      <text:p text:style-name="Preformatted_20_Text">Executed in 0.094 secs. </text:p>
      <text:p text:style-name="Preformatted_20_Text"/>
      <text:p text:style-name="P14">&gt; filter shapes<text:span text:style-name="T20">_</text:span>novars</text:p>
      <text:p text:style-name="Preformatted_20_Text">Trace filter currently 1.0% SHAPES_NOVARS</text:p>
      <text:p text:style-name="P14">&gt; runtrace B`T</text:p>
      <text:p text:style-name="Preformatted_20_Text">Test 1 = obj.op(3); obj.op(3); obj.op(3)</text:p>
      <text:p text:style-name="Preformatted_20_Text">Result = [(), (), (), PASSED]</text:p>
      <text:p text:style-name="Preformatted_20_Text">Test 2 = obj.op(4)</text:p>
      <text:p text:style-name="Preformatted_20_Text">Result = [(), PASSED]</text:p>
      <text:p text:style-name="Preformatted_20_Text">Test 3 = obj.op(29); obj.op(29)</text:p>
      <text:p text:style-name="Preformatted_20_Text">Result = [(), (), PASSED]</text:p>
      <text:p text:style-name="Preformatted_20_Text">Executed in 0.031 secs. </text:p>
      <text:p text:style-name="Preformatted_20_Text"/>
      <text:p text:style-name="P14">&gt; filter</text:p>
      <text:p text:style-name="Preformatted_20_Text">Usage: filter %age | RANDOM | SHAPES_NOVARS | SHAPES_VARNAMES | SHAPES_VARVALUES</text:p>
      <text:p text:style-name="Preformatted_20_Text">Trace filter currently 1.0% SHAPES_NOVARS</text:p>
      <text:p text:style-name="Preformatted_20_Text">&gt;</text:p>
      <text:p text:style-name="Preformatted_20_Text"/>
      <text:p text:style-name="Text_20_body">Notice that in the random 1% reduction (giving three tests) two tests have three op calls, and the last test has one. There are tests with two op calls, but this "shape" is missed entirely. By changing the filter to use shapes, a different set of tests is selected and this time those with a shape of one, two and three op calls are all represented. The other reduction options additionally consider "let" variable names and their values when identifying shapes. <text:s/>See [11].</text:p>
      <text:list xml:id="list733052482"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4">$ java -jar vdmj-2.0.1.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4">$ java -jar vdmj-2.0.1.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4">$ java -jar vdmj-2.0.1.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4">$ java -jar vdmj-2.0.1.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19">&gt; </text:p>
      <text:p text:style-name="Preformatted_20_Text"/>
      <text:p text:style-name="Text_20_body">Appendix B lists the character set names that may be used with -c or -t.</text:p>
      <text:list xml:id="list265876988" text:continue-numbering="true" text:style-name="Outline">
        <text:list-item>
          <text:h text:style-name="Heading_20_1" text:outline-level="1">The vdmj.properties File</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Text_20_body">Combinatorial testing has "+" and "*" repeat patterns which produce an arbitrary number of iterations of the statement(s) being repeated. In practice, the tool has to decide how many iterations to make. This property defines the number.</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o avoid perfectly deterministic execution (and so reveal synchronization problems that worked "by <text:soft-page-break/>luck") it is possible to add a random amount of jitter to each timeslice. By default this is zero, which produces deterministic execution.</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953527803"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3">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12"/>
      <text:p text:style-name="Preformatted_20_Text">&gt;<text:span text:style-name="T9">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14">seq</text:span> of M;</text:p>
      <text:p text:style-name="Preformatted_20_Text">--<text:span text:style-name="T14">inv</text:span> Q == </text:p>
      <text:p text:style-name="Preformatted_20_Text">-- <text:s/><text:span text:style-name="T14">forall</text:span> a in set <text:span text:style-name="T14">elems</text:span> Q &amp;</text:p>
      <text:p text:style-name="Preformatted_20_Text">-- <text:s text:c="3"/>(not exists b in set <text:span text:style-name="T14">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14">nat</text:span></text:p>
      <text:p text:style-name="Preformatted_20_Text"><text:s text:c="5"/>stop : <text:span text:style-name="T14">nat</text:span></text:p>
      <text:p text:style-name="Preformatted_20_Text"><text:span text:style-name="T14">inv</text:span> mk_M(-, a, b) == (b &gt;= a)</text:p>
      <text:p text:style-name="Preformatted_20_Text"/>
      <text:p text:style-name="Preformatted_20_Text"/>
      <text:p text:style-name="Preformatted_20_Text">state Memory of</text:p>
      <text:p text:style-name="Preformatted_20_Text"><text:s text:c="2"/><text:span text:style-name="T14">rseed</text:span>: <text:span text:style-name="T14">nat</text:span></text:p>
      <text:p text:style-name="Preformatted_20_Text"><text:s text:c="2"/>Q3: Quadrant</text:p>
      <text:p text:style-name="Preformatted_20_Text"><text:s text:c="2"/>Q4: Quadrant</text:p>
      <text:p text:style-name="Preformatted_20_Text"><text:span text:style-name="T14">inv</text:span> mk_Memory(-, q3, q4) == <text:span text:style-name="T14">len</text:span> q3 &gt; 0 and <text:span text:style-name="T14">len</text:span> q4 &gt; 0</text:p>
      <text:p text:style-name="Preformatted_20_Text"><text:span text:style-name="T14">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14">sizeof</text:span>: M -&gt; nat1</text:p>
      <text:p text:style-name="Preformatted_20_Text"><text:span text:style-name="T14">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14">spacefor</text:span>: nat1 * Quadrant -&gt; nat1</text:p>
      <text:p text:style-name="Preformatted_20_Text"><text:span text:style-name="T14">spacefor</text:span>(size, Q) ==</text:p>
      <text:p text:style-name="Preformatted_20_Text"><text:soft-page-break/><text:s text:c="2"/>cases Q:</text:p>
      <text:p text:style-name="Preformatted_20_Text"><text:s text:c="4"/>[] <text:s text:c="8"/>-&gt; MAXMEM + 1,</text:p>
      <text:p text:style-name="Preformatted_20_Text"><text:s text:c="4"/>[h] ^ tail -&gt; if h.type = &lt;FREE&gt; and <text:span text:style-name="T14">sizeof</text:span>(h) &gt;= size</text:p>
      <text:p text:style-name="Preformatted_20_Text"><text:s text:c="18"/>then <text:span text:style-name="T14">sizeof</text:span>(h) </text:p>
      <text:p text:style-name="Preformatted_20_Text"><text:s text:c="18"/>else <text:span text:style-name="T14">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14">nat</text:span></text:p>
      <text:p text:style-name="Preformatted_20_Text">QuadrantLen(-,list) == </text:p>
      <text:p text:style-name="Preformatted_20_Text"><text:s text:c="2"/><text:span text:style-name="T14">len</text:span> list;</text:p>
      <text:p text:style-name="Preformatted_20_Text"/>
      <text:p text:style-name="Preformatted_20_Text"><text:span text:style-name="T14">bestfit</text:span>: nat1 * Quadrant -&gt; nat1</text:p>
      <text:p text:style-name="Preformatted_20_Text"><text:span text:style-name="T14">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14">sizeof</text:span>(h) &gt;= size</text:p>
      <text:p text:style-name="Preformatted_20_Text"><text:s text:c="18"/>then least(<text:span text:style-name="T14">sizeof</text:span>(h), <text:span text:style-name="T14">bestfit</text:span>(size, tail))</text:p>
      <text:p text:style-name="Preformatted_20_Text"><text:s text:c="18"/>else <text:span text:style-name="T14">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14">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14">pre</text:span> hole &gt;= size</text:p>
      <text:p text:style-name="Preformatted_20_Text">measure QuadrantLen2;</text:p>
      <text:p text:style-name="Preformatted_20_Text"/>
      <text:p text:style-name="Preformatted_20_Text">QuadrantLen2: nat1 * nat1 * Quadrant -&gt; <text:span text:style-name="T14">nat</text:span></text:p>
      <text:p text:style-name="Preformatted_20_Text">QuadrantLen2(-,-,list) == </text:p>
      <text:p text:style-name="Preformatted_20_Text"><text:s text:c="2"/><text:span text:style-name="T14">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14">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14">nat</text:span></text:p>
      <text:p text:style-name="Preformatted_20_Text">QuadrantLen0(list) == </text:p>
      <text:p text:style-name="Preformatted_20_Text"><text:s text:c="2"/><text:span text:style-name="T14">len</text:span> list;</text:p>
      <text:p text:style-name="Preformatted_20_Text"/>
      <text:p text:style-name="Preformatted_20_Text">delete: M * Quadrant -&gt; Quadrant</text:p>
      <text:p text:style-name="Preformatted_20_Text">delete(item, Q) ==</text:p>
      <text:p text:style-name="Preformatted_20_Text"><text:s text:c="2"/>if <text:span text:style-name="T14">hd</text:span> Q = item</text:p>
      <text:p text:style-name="Preformatted_20_Text"><text:s text:c="2"/>then combine([mk_M(&lt;FREE&gt;, item.start, item.stop)] ^ <text:span text:style-name="T14">tl</text:span> Q)</text:p>
      <text:p text:style-name="Preformatted_20_Text"><text:s text:c="2"/>else [<text:span text:style-name="T14">hd</text:span> Q] ^ delete(item, <text:span text:style-name="T14">tl</text:span> Q)</text:p>
      <text:p text:style-name="Preformatted_20_Text"><text:s text:c="2"/>measure MQuadrantLen;</text:p>
      <text:p text:style-name="Preformatted_20_Text"/>
      <text:p text:style-name="Preformatted_20_Text">MQuadrantLen: M * Quadrant -&gt; <text:span text:style-name="T14">nat</text:span></text:p>
      <text:p text:style-name="Preformatted_20_Text">MQuadrantLen(-,list) == </text:p>
      <text:p text:style-name="Preformatted_20_Text"><text:soft-page-break/><text:s text:c="2"/><text:span text:style-name="T14">len</text:span> list;</text:p>
      <text:p text:style-name="Preformatted_20_Text"/>
      <text:p text:style-name="Preformatted_20_Text">fragments: Quadrant -&gt; <text:span text:style-name="T14">nat</text:span></text:p>
      <text:p text:style-name="Preformatted_20_Text">fragments(Q) ==</text:p>
      <text:p text:style-name="Preformatted_20_Text"><text:s text:c="2"/>card {x | x in set <text:span text:style-name="T14">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14">rseed</text:span> := n;</text:p>
      <text:p text:style-name="Preformatted_20_Text"><text:tab/></text:p>
      <text:p text:style-name="Preformatted_20_Text"><text:span text:style-name="T14">inc</text:span>: () ==&gt; ()</text:p>
      <text:p text:style-name="Preformatted_20_Text"><text:span text:style-name="T14">inc</text:span>() ==</text:p>
      <text:p text:style-name="Preformatted_20_Text"><text:s text:c="2"/>for i = 1 to <text:span text:style-name="T14">rseed</text:span> <text:span text:style-name="T14">mod</text:span> 7 + 3 </text:p>
      <text:p text:style-name="Preformatted_20_Text"><text:s text:c="2"/>do</text:p>
      <text:p text:style-name="Preformatted_20_Text"><text:s text:c="4"/><text:span text:style-name="T14">rseed</text:span> := (<text:span text:style-name="T14">rseed</text:span> * 69069 + 5) <text:span text:style-name="T14">mod</text:span> 4294967296;</text:p>
      <text:p text:style-name="Preformatted_20_Text"/>
      <text:p text:style-name="Preformatted_20_Text"><text:span text:style-name="T14">rand</text:span>: nat1 ==&gt; nat1</text:p>
      <text:p text:style-name="Preformatted_20_Text"><text:span text:style-name="T14">rand</text:span>(n) ==</text:p>
      <text:p text:style-name="Preformatted_20_Text"><text:s/>(<text:span text:style-name="T14">inc</text:span>();</text:p>
      <text:p text:style-name="Preformatted_20_Text"><text:s text:c="2"/>return <text:span text:style-name="T14">rseed</text:span> <text:span text:style-name="T14">mod</text:span> n + 1;</text:p>
      <text:p text:style-name="Preformatted_20_Text"><text:s/>);</text:p>
      <text:p text:style-name="Preformatted_20_Text"/>
      <text:p text:style-name="Preformatted_20_Text">FirstFit: nat1 ==&gt; <text:span text:style-name="T14">bool</text:span></text:p>
      <text:p text:style-name="Preformatted_20_Text">FirstFit(size) ==</text:p>
      <text:p text:style-name="Preformatted_20_Text"><text:s/>(let q4 = <text:span text:style-name="T14">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4">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14">bool</text:span></text:p>
      <text:p text:style-name="Preformatted_20_Text">BestFit(size) ==</text:p>
      <text:p text:style-name="Preformatted_20_Text"><text:s/>(let q4 = <text:span text:style-name="T14">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4">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14">rand</text:span>(2) = 1</text:p>
      <text:p text:style-name="Preformatted_20_Text"><text:s text:c="2"/>then let i = <text:span text:style-name="T14">rand</text:span>(<text:span text:style-name="T14">len</text:span> Q3) </text:p>
      <text:p text:style-name="Preformatted_20_Text"><text:s text:c="7"/>in</text:p>
      <text:p text:style-name="Preformatted_20_Text"><text:s text:c="9"/>if Q3(i).type = &lt;USED&gt;</text:p>
      <text:p text:style-name="Preformatted_20_Text"><text:s text:c="9"/>then Q3 := delete(Q3(i), Q3)</text:p>
      <text:p text:style-name="Preformatted_20_Text"><text:soft-page-break/><text:s text:c="9"/>else DeleteOne()</text:p>
      <text:p text:style-name="Preformatted_20_Text"><text:s text:c="2"/>else let i = <text:span text:style-name="T14">rand</text:span>(<text:span text:style-name="T14">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14">pre</text:span> (exists m in set <text:span text:style-name="T14">elems</text:span> Q3 &amp; m.type = &lt;USED&gt;) or</text:p>
      <text:p text:style-name="Preformatted_20_Text"><text:s text:c="4"/>(exists m in set <text:span text:style-name="T14">elems</text:span> Q4 &amp; m.type = &lt;USED&gt;);</text:p>
      <text:p text:style-name="Preformatted_20_Text"/>
      <text:p text:style-name="Preformatted_20_Text">TryFirst: <text:span text:style-name="T14">nat</text:span> ==&gt; <text:span text:style-name="T14">nat</text:span></text:p>
      <text:p text:style-name="Preformatted_20_Text">TryFirst(loops) ==</text:p>
      <text:p text:style-name="Preformatted_20_Text"><text:s/>(<text:span text:style-name="T14">dcl</text:span> count:int := 0;</text:p>
      <text:p text:style-name="Preformatted_20_Text"><text:tab/></text:p>
      <text:p text:style-name="Preformatted_20_Text"><text:s text:c="2"/>while count &lt; loops and FirstFit(<text:span text:style-name="T14">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14">nat</text:span> ==&gt; <text:span text:style-name="T14">nat</text:span></text:p>
      <text:p text:style-name="Preformatted_20_Text">TryBest(loops) ==</text:p>
      <text:p text:style-name="Preformatted_20_Text"><text:s/>(<text:span text:style-name="T14">dcl</text:span> count:int := 0;</text:p>
      <text:p text:style-name="Preformatted_20_Text"><text:tab/></text:p>
      <text:p text:style-name="Preformatted_20_Text"><text:s text:c="2"/>while count &lt; loops and BestFit(<text:span text:style-name="T14">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14">seq</text:span> of (&lt;BEST&gt; | &lt;FIRST&gt; | &lt;SAME&gt;)</text:p>
      <text:p text:style-name="Preformatted_20_Text">main(tries, loops) ==</text:p>
      <text:p text:style-name="Preformatted_20_Text"><text:s/>(<text:span text:style-name="T14">dcl</text:span> result: <text:span text:style-name="T14">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14">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14">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text:soft-page-break/></text:p>
      <text:p text:style-name="Preformatted_20_Text">end M</text:p>
      <text:p text:style-name="Preformatted_20_Text"/>
      <text:list xml:id="list1284178614"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NimbusRomNo9L-Medi" svg:font-family="NimbusRomNo9L-Medi"/>
    <style:font-face style:name="NimbusRomNo9L-Regu" svg:font-family="NimbusRomNo9L-Regu"/>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2.54cm" fo:margin-right="0cm" fo:margin-top="0cm" fo:margin-bottom="0.212cm" fo:line-height="0.406cm" fo:text-indent="0cm" style:auto-text-indent="false" fo:background-color="transparent" style:shadow="none">
        <style:tab-stops>
          <style:tab-stop style:position="0cm"/>
          <style:tab-stop style:position="1.27cm"/>
        </style:tab-stops>
        <style:background-image/>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fo:text-indent="0cm" style:auto-text-indent="false"/>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cm" fo:margin-bottom="0cm"/>
      <style:text-properties fo:font-size="6pt" fo:font-weight="normal"/>
    </style:style>
    <style:style style:name="Footnote" style:family="paragraph" style:parent-style-name="Standard" style:class="extra">
      <style:paragraph-properties fo:margin-top="0cm" fo:margin-bottom="0.102cm">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254cm" fo:margin-bottom="0.203cm"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style>
    <style:style style:name="List_20_1_20_Last" style:display-name="List 1 Last" style:family="paragraph" style:parent-style-name="List_20_1" style:next-style-name="Text_20_body" style:class="list">
      <style:paragraph-properties fo:margin-top="0cm" fo:margin-bottom="0.762cm"/>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left="3.81cm" fo:margin-right="0cm" style:register-true="false" fo:text-indent="-1.27cm"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1" style:layout-grid-base-height="0.353cm" style:layout-grid-ruby-height="0.282cm" style:layout-grid-mode="none" style:layout-grid-ruby-below="false" style:layout-grid-print="false" style:layout-grid-display="false" style:footnote-max-height="2.54cm">
        <style:footnote-sep style:width="0.018cm" style:distance-before-sep="0.254cm" style:distance-after-sep="0.254cm" style:adjustment="left" style:rel-width="25%" style:color="#000000"/>
      </style:page-layout-properties>
      <style:header-style>
        <style:header-footer-properties fo:min-height="0.762cm" fo:margin-left="0cm" fo:margin-right="0cm" fo:margin-bottom="0.254cm" fo:border-top="none" fo:border-bottom="0.018cm solid #000000" fo:border-left="none" fo:border-right="none" fo:padding="0.051cm" style:shadow="none" style:dynamic-spacing="false"/>
      </style:header-style>
      <style:footer-style>
        <style:header-footer-properties fo:min-height="0.762cm" fo:margin-left="0cm" fo:margin-right="0cm" fo:margin-top="0.254cm" fo:border-top="0.018cm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footer-style>
        <style:header-footer-properties fo:min-height="1.829cm" fo:margin-left="1.27cm" fo:margin-right="1.27cm" fo:margin-top="0.508cm" fo:border-top="0.088cm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graphics2" text:anchor-type="paragraph" svg:width="1.27cm" svg:height="1.27cm" draw:z-index="18"><draw:image xlink:href="Pictures/100002010000003000000030A75A6B3D.png" xlink:type="simple" xlink:show="embed" xlink:actuate="onLoad"/></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1.0</text:user-defined></text:p>
            </table:table-cell>
            <table:table-cell table:style-name="Footing.A1" office:value-type="string">
              <text:p text:style-name="MP3">Copyright © Fujitsu Services 2011</text:p>
            </table:table-cell>
            <table:table-cell table:style-name="Footing.A1" office:value-type="string">
              <text:p text:style-name="MP4">Page <text:page-number text:select-page="current">45</text:page-number> of <text:page-count style:num-format="1">45</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footer>
        <text:p text:style-name="Footer"><draw:frame draw:style-name="Mfr2" draw:name="graphics1" text:anchor-type="paragraph" svg:y="0.025cm" svg:width="1.27cm" svg:height="1.27cm" draw:z-index="0"><draw:image xlink:href="Pictures/100002010000003000000030A75A6B3D.png" xlink:type="simple" xlink:show="embed" xlink:actuate="onLoad"/></draw:frame></text:p>
        <text:p text:style-name="MP3">Copyright © Fujitsu Services 2011</text:p>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8</meta:generator>
    <dc:title>VDM User Guide</dc:title>
    <dc:description>The User Guide for VDMJ.</dc:description>
    <meta:editing-cycles>149</meta:editing-cycles>
    <meta:editing-duration>P1DT5H1M39S</meta:editing-duration>
    <dc:date>2011-04-17T17:54:56</dc:date>
    <meta:keyword>VDMJ</meta:keyword>
    <dc:subject>VDMJ</dc:subject>
    <meta:document-statistic meta:table-count="2" meta:image-count="2" meta:object-count="0" meta:page-count="45" meta:paragraph-count="1707" meta:word-count="15757" meta:character-count="96102"/>
    <meta:user-defined meta:name="Info 1">1.0</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